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78195" table:style-name="ce6">
            <text:p>12.678.195</text:p>
          </table:table-cell>
          <table:table-cell office:value-type="percentage" office:value="0.95204015658334129" table:style-name="ce7">
            <text:p>95,2%</text:p>
          </table:table-cell>
          <table:table-cell office:value-type="float" office:value="6786554" table:style-name="ce5">
            <text:p>6.786.554</text:p>
          </table:table-cell>
          <table:table-cell office:value-type="float" office:value="6591019" table:style-name="ce5">
            <text:p>6.591.019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69567" table:style-name="ce6">
            <text:p>1.969.567</text:p>
          </table:table-cell>
          <table:table-cell office:value-type="percentage" office:value="0.92171729816622172" table:style-name="ce7">
            <text:p>92,2%</text:p>
          </table:table-cell>
          <table:table-cell office:value-type="float" office:value="1060052" table:style-name="ce5">
            <text:p>1.060.052</text:p>
          </table:table-cell>
          <table:table-cell office:value-type="float" office:value="1034955" table:style-name="ce5">
            <text:p>1.034.955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24725" table:style-name="ce5">
            <text:p>1.224.72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50625" table:style-name="ce6">
            <text:p>1.650.625</text:p>
          </table:table-cell>
          <table:table-cell office:value-type="float" office:value="1656825" table:style-name="ce6">
            <text:p>1.656.825</text:p>
          </table:table-cell>
          <table:table-cell office:value-type="percentage" office:value="1.0037561529723589" table:style-name="ce7">
            <text:p>100,4%</text:p>
          </table:table-cell>
          <table:table-cell office:value-type="float" office:value="871136" table:style-name="ce5">
            <text:p>871.136</text:p>
          </table:table-cell>
          <table:table-cell office:value-type="float" office:value="858517" table:style-name="ce5">
            <text:p>858.517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80474" table:style-name="ce6">
            <text:p>1.580.474</text:p>
          </table:table-cell>
          <table:table-cell office:value-type="percentage" office:value="0.8356769332452082" table:style-name="ce7">
            <text:p>83,6%</text:p>
          </table:table-cell>
          <table:table-cell office:value-type="float" office:value="847017" table:style-name="ce5">
            <text:p>847.017</text:p>
          </table:table-cell>
          <table:table-cell office:value-type="float" office:value="826194" table:style-name="ce5">
            <text:p>826.194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107798" table:style-name="ce6">
            <text:p>3.107.798</text:p>
          </table:table-cell>
          <table:table-cell office:value-type="percentage" office:value="0.88218539587378364" table:style-name="ce7">
            <text:p>88,2%</text:p>
          </table:table-cell>
          <table:table-cell office:value-type="float" office:value="1662214" table:style-name="ce5">
            <text:p>1.662.214</text:p>
          </table:table-cell>
          <table:table-cell office:value-type="float" office:value="1613757" table:style-name="ce5">
            <text:p>1.613.757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904308" table:style-name="ce6">
            <text:p>904.308</text:p>
          </table:table-cell>
          <table:table-cell office:value-type="percentage" office:value="0.91127469504360836" table:style-name="ce7">
            <text:p>91,1%</text:p>
          </table:table-cell>
          <table:table-cell office:value-type="float" office:value="479156" table:style-name="ce5">
            <text:p>479.156</text:p>
          </table:table-cell>
          <table:table-cell office:value-type="float" office:value="468638" table:style-name="ce5">
            <text:p>468.638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916525" table:style-name="ce5">
            <text:p>2.916.52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912325" table:style-name="ce6">
            <text:p>3.912.325</text:p>
          </table:table-cell>
          <table:table-cell office:value-type="float" office:value="3713229" table:style-name="ce6">
            <text:p>3.713.229</text:p>
          </table:table-cell>
          <table:table-cell office:value-type="percentage" office:value="0.94911056724581933" table:style-name="ce7">
            <text:p>94,9%</text:p>
          </table:table-cell>
          <table:table-cell office:value-type="float" office:value="1991218" table:style-name="ce5">
            <text:p>1.991.218</text:p>
          </table:table-cell>
          <table:table-cell office:value-type="float" office:value="1944676" table:style-name="ce5">
            <text:p>1.944.676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30505" table:style-name="ce5">
            <text:p>2.330.50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88380" table:style-name="ce6">
            <text:p>3.288.380</text:p>
          </table:table-cell>
          <table:table-cell office:value-type="float" office:value="2980156" table:style-name="ce6">
            <text:p>2.980.156</text:p>
          </table:table-cell>
          <table:table-cell office:value-type="percentage" office:value="0.90626874023075188" table:style-name="ce7">
            <text:p>90,6%</text:p>
          </table:table-cell>
          <table:table-cell office:value-type="float" office:value="1607279" table:style-name="ce5">
            <text:p>1.607.279</text:p>
          </table:table-cell>
          <table:table-cell office:value-type="float" office:value="1538591" table:style-name="ce5">
            <text:p>1.538.591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927084" table:style-name="ce6">
            <text:p>10.927.084</text:p>
          </table:table-cell>
          <table:table-cell office:value-type="percentage" office:value="0.92107446341313337" table:style-name="ce7">
            <text:p>92,1%</text:p>
          </table:table-cell>
          <table:table-cell office:value-type="float" office:value="5896560" table:style-name="ce5">
            <text:p>5.896.560</text:p>
          </table:table-cell>
          <table:table-cell office:value-type="float" office:value="5715133" table:style-name="ce5">
            <text:p>5.715.133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64456" table:style-name="ce6">
            <text:p>7.564.456</text:p>
          </table:table-cell>
          <table:table-cell office:value-type="percentage" office:value="0.93520660094405172" table:style-name="ce7">
            <text:p>93,5%</text:p>
          </table:table-cell>
          <table:table-cell office:value-type="float" office:value="4052657" table:style-name="ce5">
            <text:p>4.052.657</text:p>
          </table:table-cell>
          <table:table-cell office:value-type="float" office:value="3965310" table:style-name="ce5">
            <text:p>3.965.310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80828" table:style-name="ce6">
            <text:p>1.680.828</text:p>
          </table:table-cell>
          <table:table-cell office:value-type="percentage" office:value="0.99884298257342785" table:style-name="ce7">
            <text:p>99,9%</text:p>
          </table:table-cell>
          <table:table-cell office:value-type="float" office:value="893176" table:style-name="ce5">
            <text:p>893.176</text:p>
          </table:table-cell>
          <table:table-cell office:value-type="float" office:value="875788" table:style-name="ce5">
            <text:p>875.788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55029" table:style-name="ce5">
            <text:p>3.155.02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58529" table:style-name="ce6">
            <text:p>4.358.529</text:p>
          </table:table-cell>
          <table:table-cell office:value-type="float" office:value="4348304" table:style-name="ce6">
            <text:p>4.348.304</text:p>
          </table:table-cell>
          <table:table-cell office:value-type="percentage" office:value="0.99765402501623823" table:style-name="ce7">
            <text:p>99,8%</text:p>
          </table:table-cell>
          <table:table-cell office:value-type="float" office:value="2300871" table:style-name="ce5">
            <text:p>2.300.871</text:p>
          </table:table-cell>
          <table:table-cell office:value-type="float" office:value="2256102" table:style-name="ce5">
            <text:p>2.256.102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3152" table:style-name="ce6">
            <text:p>473.152</text:p>
          </table:table-cell>
          <table:table-cell office:value-type="percentage" office:value="0.92672235660493762" table:style-name="ce7">
            <text:p>92,7%</text:p>
          </table:table-cell>
          <table:table-cell office:value-type="float" office:value="257139" table:style-name="ce5">
            <text:p>257.139</text:p>
          </table:table-cell>
          <table:table-cell office:value-type="float" office:value="251097" table:style-name="ce5">
            <text:p>251.097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89324" table:style-name="ce6">
            <text:p>9.689.324</text:p>
          </table:table-cell>
          <table:table-cell office:value-type="percentage" office:value="0.89501912509425374" table:style-name="ce7">
            <text:p>89,5%</text:p>
          </table:table-cell>
          <table:table-cell office:value-type="float" office:value="5283605" table:style-name="ce5">
            <text:p>5.283.605</text:p>
          </table:table-cell>
          <table:table-cell office:value-type="float" office:value="5116749" table:style-name="ce5">
            <text:p>5.116.749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96908" table:style-name="ce6">
            <text:p>2.196.908</text:p>
          </table:table-cell>
          <table:table-cell office:value-type="percentage" office:value="0.91261576934820221" table:style-name="ce7">
            <text:p>91,3%</text:p>
          </table:table-cell>
          <table:table-cell office:value-type="float" office:value="1179907" table:style-name="ce5">
            <text:p>1.179.907</text:p>
          </table:table-cell>
          <table:table-cell office:value-type="float" office:value="1140864" table:style-name="ce5">
            <text:p>1.140.864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7020" table:style-name="ce6">
            <text:p>967.020</text:p>
          </table:table-cell>
          <table:table-cell office:value-type="percentage" office:value="0.92433866226969674" table:style-name="ce7">
            <text:p>92,4%</text:p>
          </table:table-cell>
          <table:table-cell office:value-type="float" office:value="522725" table:style-name="ce5">
            <text:p>522.725</text:p>
          </table:table-cell>
          <table:table-cell office:value-type="float" office:value="510908" table:style-name="ce5">
            <text:p>510.908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97220" table:style-name="ce5">
            <text:p>2.597.22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68820" table:style-name="ce6">
            <text:p>3.668.820</text:p>
          </table:table-cell>
          <table:table-cell office:value-type="float" office:value="3325790" table:style-name="ce6">
            <text:p>3.325.790</text:p>
          </table:table-cell>
          <table:table-cell office:value-type="percentage" office:value="0.90650127288883076" table:style-name="ce7">
            <text:p>90,7%</text:p>
          </table:table-cell>
          <table:table-cell office:value-type="float" office:value="1796304" table:style-name="ce5">
            <text:p>1.796.304</text:p>
          </table:table-cell>
          <table:table-cell office:value-type="float" office:value="1756820" table:style-name="ce5">
            <text:p>1.756.820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1140" table:style-name="ce6">
            <text:p>111.140</text:p>
          </table:table-cell>
          <table:table-cell office:value-type="percentage" office:value="0.79255508806959996" table:style-name="ce7">
            <text:p>79,3%</text:p>
          </table:table-cell>
          <table:table-cell office:value-type="float" office:value="61190" table:style-name="ce5">
            <text:p>61.190</text:p>
          </table:table-cell>
          <table:table-cell office:value-type="float" office:value="57701" table:style-name="ce5">
            <text:p>57.701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100359" table:style-name="ce6">
            <text:p>100.359</text:p>
          </table:table-cell>
          <table:table-cell office:value-type="percentage" office:value="0.71126151665485471" table:style-name="ce7">
            <text:p>71,1%</text:p>
          </table:table-cell>
          <table:table-cell office:value-type="float" office:value="56477" table:style-name="ce5">
            <text:p>56.477</text:p>
          </table:table-cell>
          <table:table-cell office:value-type="float" office:value="53590" table:style-name="ce5">
            <text:p>53.590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2359" table:style-name="ce6">
            <text:p>172.359</text:p>
          </table:table-cell>
          <table:table-cell office:value-type="percentage" office:value="0.81210245102196588" table:style-name="ce7">
            <text:p>81,2%</text:p>
          </table:table-cell>
          <table:table-cell office:value-type="float" office:value="92480" table:style-name="ce5">
            <text:p>92.480</text:p>
          </table:table-cell>
          <table:table-cell office:value-type="float" office:value="86362" table:style-name="ce5">
            <text:p>86.362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810" table:style-name="ce5">
            <text:p>4.810</text:p>
          </table:table-cell>
          <table:table-cell office:value-type="float" office:value="0" table:style-name="ce5">
            <text:p>0</text:p>
          </table:table-cell>
          <table:table-cell office:value-type="float" office:value="3935" table:style-name="ce5">
            <text:p>3.935</text:p>
          </table:table-cell>
          <table:table-cell office:value-type="float" office:value="8745" table:style-name="ce6">
            <text:p>8.745</text:p>
          </table:table-cell>
          <table:table-cell office:value-type="float" office:value="6231" table:style-name="ce6">
            <text:p>6.231</text:p>
          </table:table-cell>
          <table:table-cell office:value-type="percentage" office:value="0.71252144082332758" table:style-name="ce7">
            <text:p>71,3%</text:p>
          </table:table-cell>
          <table:table-cell office:value-type="float" office:value="4667" table:style-name="ce5">
            <text:p>4.667</text:p>
          </table:table-cell>
          <table:table-cell office:value-type="float" office:value="4367" table:style-name="ce5">
            <text:p>4.367</text:p>
          </table:table-cell>
          <table:table-cell office:value-type="date" office:date-value="2021-09-30T00:00:00" table:style-name="ce8">
            <text:p>3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616591" table:style-name="ce11">
            <text:p>53.616.591</text:p>
          </table:table-cell>
          <table:table-cell office:value-type="float" office:value="10752760" table:style-name="ce12">
            <text:p>10.752.76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460" table:style-name="ce14">
            <text:p>2.168.460</text:p>
          </table:table-cell>
          <table:table-cell office:value-type="float" office:value="75665711" table:style-name="ce15">
            <text:p>75.665.711</text:p>
          </table:table-cell>
          <table:table-cell office:value-type="float" office:value="70153507" table:style-name="ce15">
            <text:p>70.153.507</text:p>
          </table:table-cell>
          <table:table-cell office:value-type="percentage" office:value="0.92715056890167857" table:style-name="ce16">
            <text:p>92,7%</text:p>
          </table:table-cell>
          <table:table-cell office:value-type="float" office:value="37702384" table:style-name="ce15">
            <text:p>37.702.384</text:p>
          </table:table-cell>
          <table:table-cell office:value-type="float" office:value="36667138" table:style-name="ce15">
            <text:p>36.667.13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8484" table:style-name="ce23">
            <text:p>4.468.484</text:p>
          </table:table-cell>
          <table:table-cell office:value-type="percentage" office:value="0.96507802398136222" table:style-name="ce24">
            <text:p>96,5%</text:p>
          </table:table-cell>
          <table:table-cell office:value-type="float" office:value="4405624" table:style-name="ce23">
            <text:p>4.405.624</text:p>
          </table:table-cell>
          <table:table-cell office:value-type="percentage" office:value="0.95150187498150718" table:style-name="ce24">
            <text:p>95,2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7055" table:style-name="ce23">
            <text:p>747.055</text:p>
          </table:table-cell>
          <table:table-cell office:value-type="percentage" office:value="0.94883645905570413" table:style-name="ce24">
            <text:p>94,9%</text:p>
          </table:table-cell>
          <table:table-cell office:value-type="float" office:value="737131" table:style-name="ce23">
            <text:p>737.131</text:p>
          </table:table-cell>
          <table:table-cell office:value-type="percentage" office:value="0.93623196136856091" table:style-name="ce24">
            <text:p>93,6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530" table:style-name="ce23">
            <text:p>654.530</text:p>
          </table:table-cell>
          <table:table-cell office:value-type="percentage" office:value="0.96771713497889456" table:style-name="ce24">
            <text:p>96,8%</text:p>
          </table:table-cell>
          <table:table-cell office:value-type="float" office:value="649774" table:style-name="ce23">
            <text:p>649.774</text:p>
          </table:table-cell>
          <table:table-cell office:value-type="percentage" office:value="0.96068542872561413" table:style-name="ce24">
            <text:p>96,1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6090" table:style-name="ce23">
            <text:p>556.090</text:p>
          </table:table-cell>
          <table:table-cell office:value-type="percentage" office:value="0.89799405094484042" table:style-name="ce24">
            <text:p>89,8%</text:p>
          </table:table-cell>
          <table:table-cell office:value-type="float" office:value="548413" table:style-name="ce23">
            <text:p>548.413</text:p>
          </table:table-cell>
          <table:table-cell office:value-type="percentage" office:value="0.88559695635744717" table:style-name="ce24">
            <text:p>88,6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4525" table:style-name="ce23">
            <text:p>1.104.525</text:p>
          </table:table-cell>
          <table:table-cell office:value-type="percentage" office:value="0.90661539282357717" table:style-name="ce24">
            <text:p>90,7%</text:p>
          </table:table-cell>
          <table:table-cell office:value-type="float" office:value="1089087" table:style-name="ce23">
            <text:p>1.089.087</text:p>
          </table:table-cell>
          <table:table-cell office:value-type="percentage" office:value="0.89394358509228056" table:style-name="ce24">
            <text:p>89,4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6504" table:style-name="ce23">
            <text:p>346.504</text:p>
          </table:table-cell>
          <table:table-cell office:value-type="percentage" office:value="0.96469238778794275" table:style-name="ce24">
            <text:p>96,5%</text:p>
          </table:table-cell>
          <table:table-cell office:value-type="float" office:value="343364" table:style-name="ce23">
            <text:p>343.364</text:p>
          </table:table-cell>
          <table:table-cell office:value-type="percentage" office:value="0.95595039895764311" table:style-name="ce24">
            <text:p>95,6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71016" table:style-name="ce23">
            <text:p>1.471.016</text:p>
          </table:table-cell>
          <table:table-cell office:value-type="percentage" office:value="0.96011675310451783" table:style-name="ce24">
            <text:p>96,0%</text:p>
          </table:table-cell>
          <table:table-cell office:value-type="float" office:value="1453744" table:style-name="ce23">
            <text:p>1.453.744</text:p>
          </table:table-cell>
          <table:table-cell office:value-type="percentage" office:value="0.9488434994080106" table:style-name="ce24">
            <text:p>94,9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9554" table:style-name="ce23">
            <text:p>1.089.554</text:p>
          </table:table-cell>
          <table:table-cell office:value-type="percentage" office:value="0.9467615321917725" table:style-name="ce24">
            <text:p>94,7%</text:p>
          </table:table-cell>
          <table:table-cell office:value-type="float" office:value="1058155" table:style-name="ce23">
            <text:p>1.058.155</text:p>
          </table:table-cell>
          <table:table-cell office:value-type="percentage" office:value="0.91947755604255044" table:style-name="ce24">
            <text:p>91,9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3994" table:style-name="ce23">
            <text:p>4.013.994</text:p>
          </table:table-cell>
          <table:table-cell office:value-type="percentage" office:value="0.92731772600284568" table:style-name="ce24">
            <text:p>92,7%</text:p>
          </table:table-cell>
          <table:table-cell office:value-type="float" office:value="3954063" table:style-name="ce23">
            <text:p>3.954.063</text:p>
          </table:table-cell>
          <table:table-cell office:value-type="percentage" office:value="0.91347239423676019" table:style-name="ce24">
            <text:p>91,3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5269" table:style-name="ce23">
            <text:p>2.765.269</text:p>
          </table:table-cell>
          <table:table-cell office:value-type="percentage" office:value="0.95385580689903526" table:style-name="ce24">
            <text:p>95,4%</text:p>
          </table:table-cell>
          <table:table-cell office:value-type="float" office:value="2734410" table:style-name="ce23">
            <text:p>2.734.410</text:p>
          </table:table-cell>
          <table:table-cell office:value-type="percentage" office:value="0.94321125971570619" table:style-name="ce24">
            <text:p>94,3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4165" table:style-name="ce23">
            <text:p>614.165</text:p>
          </table:table-cell>
          <table:table-cell office:value-type="percentage" office:value="0.98758136513327155" table:style-name="ce24">
            <text:p>98,8%</text:p>
          </table:table-cell>
          <table:table-cell office:value-type="float" office:value="607949" table:style-name="ce23">
            <text:p>607.949</text:p>
          </table:table-cell>
          <table:table-cell office:value-type="percentage" office:value="0.9775859961922404" table:style-name="ce24">
            <text:p>97,8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5796" table:style-name="ce23">
            <text:p>1.675.796</text:p>
          </table:table-cell>
          <table:table-cell office:value-type="percentage" office:value="0.97424279155700744" table:style-name="ce24">
            <text:p>97,4%</text:p>
          </table:table-cell>
          <table:table-cell office:value-type="float" office:value="1659935" table:style-name="ce23">
            <text:p>1.659.935</text:p>
          </table:table-cell>
          <table:table-cell office:value-type="percentage" office:value="0.96502182139304615" table:style-name="ce24">
            <text:p>96,5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519" table:style-name="ce23">
            <text:p>182.519</text:p>
          </table:table-cell>
          <table:table-cell office:value-type="percentage" office:value="0.96744425185915484" table:style-name="ce24">
            <text:p>96,7%</text:p>
          </table:table-cell>
          <table:table-cell office:value-type="float" office:value="180121" table:style-name="ce23">
            <text:p>180.121</text:p>
          </table:table-cell>
          <table:table-cell office:value-type="percentage" office:value="0.95473362274131912" table:style-name="ce24">
            <text:p>95,5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30072" table:style-name="ce23">
            <text:p>3.530.072</text:p>
          </table:table-cell>
          <table:table-cell office:value-type="percentage" office:value="0.94582185688104858" table:style-name="ce24">
            <text:p>94,6%</text:p>
          </table:table-cell>
          <table:table-cell office:value-type="float" office:value="3476830" table:style-name="ce23">
            <text:p>3.476.830</text:p>
          </table:table-cell>
          <table:table-cell office:value-type="percentage" office:value="0.93155658203564573" table:style-name="ce24">
            <text:p>93,2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1758" table:style-name="ce23">
            <text:p>761.758</text:p>
          </table:table-cell>
          <table:table-cell office:value-type="percentage" office:value="0.96793614166344766" table:style-name="ce24">
            <text:p>96,8%</text:p>
          </table:table-cell>
          <table:table-cell office:value-type="float" office:value="746507" table:style-name="ce23">
            <text:p>746.507</text:p>
          </table:table-cell>
          <table:table-cell office:value-type="percentage" office:value="0.94855729156077828" table:style-name="ce24">
            <text:p>94,9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720" table:style-name="ce23">
            <text:p>356.720</text:p>
          </table:table-cell>
          <table:table-cell office:value-type="percentage" office:value="0.94999174429690703" table:style-name="ce24">
            <text:p>95,0%</text:p>
          </table:table-cell>
          <table:table-cell office:value-type="float" office:value="352873" table:style-name="ce23">
            <text:p>352.873</text:p>
          </table:table-cell>
          <table:table-cell office:value-type="percentage" office:value="0.93974668307154763" table:style-name="ce24">
            <text:p>94,0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803" table:style-name="ce23">
            <text:p>1.297.803</text:p>
          </table:table-cell>
          <table:table-cell office:value-type="percentage" office:value="0.95901970057490804" table:style-name="ce24">
            <text:p>95,9%</text:p>
          </table:table-cell>
          <table:table-cell office:value-type="float" office:value="1279564" table:style-name="ce23">
            <text:p>1.279.564</text:p>
          </table:table-cell>
          <table:table-cell office:value-type="percentage" office:value="0.94554187665341471" table:style-name="ce24">
            <text:p>94,6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422" table:style-name="ce23">
            <text:p>35.422</text:p>
          </table:table-cell>
          <table:table-cell office:value-type="percentage" office:value="0.90876904920724511" table:style-name="ce24">
            <text:p>90,9%</text:p>
          </table:table-cell>
          <table:table-cell office:value-type="float" office:value="34644" table:style-name="ce23">
            <text:p>34.644</text:p>
          </table:table-cell>
          <table:table-cell office:value-type="percentage" office:value="0.8888090717840833" table:style-name="ce24">
            <text:p>88,9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75" table:style-name="ce23">
            <text:p>32.075</text:p>
          </table:table-cell>
          <table:table-cell office:value-type="percentage" office:value="0.86165211551376764" table:style-name="ce24">
            <text:p>86,2%</text:p>
          </table:table-cell>
          <table:table-cell office:value-type="float" office:value="31296" table:style-name="ce23">
            <text:p>31.296</text:p>
          </table:table-cell>
          <table:table-cell office:value-type="percentage" office:value="0.8407253190060443" table:style-name="ce24">
            <text:p>84,1%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54" table:style-name="ce23">
            <text:p>35.054</text:p>
          </table:table-cell>
          <table:table-cell office:value-type="string" table:style-name="ce24">
            <text:p>-</text:p>
          </table:table-cell>
          <table:table-cell office:value-type="float" office:value="32964" table:style-name="ce23">
            <text:p>32.964</text:p>
          </table:table-cell>
          <table:table-cell office:value-type="string" table:style-name="ce24">
            <text:p>-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2058" table:style-name="ce23">
            <text:p>2.058</text:p>
          </table:table-cell>
          <table:table-cell office:value-type="string" table:style-name="ce24">
            <text:p>-</text:p>
          </table:table-cell>
          <table:table-cell office:value-type="float" office:value="1964" table:style-name="ce23">
            <text:p>1.964</text:p>
          </table:table-cell>
          <table:table-cell office:value-type="string" table:style-name="ce24">
            <text:p>-</text:p>
          </table:table-cell>
          <table:table-cell office:value-type="date" office:date-value="2021-09-30T00:00:00" table:style-name="ce25">
            <text:p>3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40463" table:style-name="ce15">
            <text:p>25.740.463</text:p>
          </table:table-cell>
          <table:table-cell office:value-type="percentage" office:value="0.95137380859575538" table:style-name="ce16">
            <text:p>95,1%</text:p>
          </table:table-cell>
          <table:table-cell office:value-type="float" office:value="25378412" table:style-name="ce15">
            <text:p>25.378.412</text:p>
          </table:table-cell>
          <table:table-cell office:value-type="percentage" office:value="0.93799231507810177" table:style-name="ce16">
            <text:p>93,8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905" table:style-name="ce34">
            <text:p>433.905</text:p>
          </table:table-cell>
          <table:table-cell office:value-type="percentage" office:value="1" table:style-name="ce35">
            <text:p>100,0%</text:p>
          </table:table-cell>
          <table:table-cell office:value-type="float" office:value="653737" table:style-name="ce34">
            <text:p>653.737</text:p>
          </table:table-cell>
          <table:table-cell office:value-type="percentage" office:value="1" table:style-name="ce35">
            <text:p>100,0%</text:p>
          </table:table-cell>
          <table:table-cell office:value-type="float" office:value="927026" table:style-name="ce34">
            <text:p>927.026</text:p>
          </table:table-cell>
          <table:table-cell office:value-type="percentage" office:value="1" table:style-name="ce35">
            <text:p>100,0%</text:p>
          </table:table-cell>
          <table:table-cell office:value-type="float" office:value="1210978" table:style-name="ce34">
            <text:p>1.210.978</text:p>
          </table:table-cell>
          <table:table-cell office:value-type="percentage" office:value="0.95727897007243357" table:style-name="ce35">
            <text:p>95,7%</text:p>
          </table:table-cell>
          <table:table-cell office:value-type="float" office:value="1242838" table:style-name="ce34">
            <text:p>1.242.838</text:p>
          </table:table-cell>
          <table:table-cell office:value-type="percentage" office:value="0.89728210096786254" table:style-name="ce35">
            <text:p>89,7%</text:p>
          </table:table-cell>
          <table:table-cell office:value-type="float" office:value="917794" table:style-name="ce34">
            <text:p>917.794</text:p>
          </table:table-cell>
          <table:table-cell office:value-type="percentage" office:value="0.80492923715398035" table:style-name="ce35">
            <text:p>80,5%</text:p>
          </table:table-cell>
          <table:table-cell office:value-type="float" office:value="750982" table:style-name="ce34">
            <text:p>750.982</text:p>
          </table:table-cell>
          <table:table-cell office:value-type="percentage" office:value="0.80866226181041312" table:style-name="ce35">
            <text:p>80,9%</text:p>
          </table:table-cell>
          <table:table-cell office:value-type="float" office:value="649294" table:style-name="ce34">
            <text:p>649.294</text:p>
          </table:table-cell>
          <table:table-cell office:value-type="percentage" office:value="0.8623827378414598" table:style-name="ce35">
            <text:p>86,2%</text:p>
          </table:table-cell>
          <table:table-cell office:value-type="float" office:value="6786554" table:style-name="ce34">
            <text:p>6.786.554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1070541702032015" table:style-name="ce35">
            <text:p>91,1%</text:p>
          </table:table-cell>
          <table:table-cell office:value-type="percentage" office:value="0.80177510283940612" table:style-name="ce3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207" table:style-name="ce37">
            <text:p>101.207</text:p>
          </table:table-cell>
          <table:table-cell office:value-type="percentage" office:value="1" table:style-name="ce38">
            <text:p>100,0%</text:p>
          </table:table-cell>
          <table:table-cell office:value-type="float" office:value="119197" table:style-name="ce37">
            <text:p>119.197</text:p>
          </table:table-cell>
          <table:table-cell office:value-type="percentage" office:value="1" table:style-name="ce38">
            <text:p>100,0%</text:p>
          </table:table-cell>
          <table:table-cell office:value-type="float" office:value="154291" table:style-name="ce37">
            <text:p>154.291</text:p>
          </table:table-cell>
          <table:table-cell office:value-type="percentage" office:value="0.98672354141219054" table:style-name="ce38">
            <text:p>98,7%</text:p>
          </table:table-cell>
          <table:table-cell office:value-type="float" office:value="185507" table:style-name="ce37">
            <text:p>185.507</text:p>
          </table:table-cell>
          <table:table-cell office:value-type="percentage" office:value="0.93564706001028919" table:style-name="ce38">
            <text:p>93,6%</text:p>
          </table:table-cell>
          <table:table-cell office:value-type="float" office:value="186853" table:style-name="ce37">
            <text:p>186.853</text:p>
          </table:table-cell>
          <table:table-cell office:value-type="percentage" office:value="0.86931419027370049" table:style-name="ce38">
            <text:p>86,9%</text:p>
          </table:table-cell>
          <table:table-cell office:value-type="float" office:value="124137" table:style-name="ce37">
            <text:p>124.137</text:p>
          </table:table-cell>
          <table:table-cell office:value-type="percentage" office:value="0.75561520762572587" table:style-name="ce38">
            <text:p>75,6%</text:p>
          </table:table-cell>
          <table:table-cell office:value-type="float" office:value="102167" table:style-name="ce37">
            <text:p>102.167</text:p>
          </table:table-cell>
          <table:table-cell office:value-type="percentage" office:value="0.78348325549650688" table:style-name="ce38">
            <text:p>78,3%</text:p>
          </table:table-cell>
          <table:table-cell office:value-type="float" office:value="86693" table:style-name="ce37">
            <text:p>86.693</text:p>
          </table:table-cell>
          <table:table-cell office:value-type="percentage" office:value="0.84078984375757693" table:style-name="ce38">
            <text:p>84,1%</text:p>
          </table:table-cell>
          <table:table-cell office:value-type="float" office:value="1060052" table:style-name="ce37">
            <text:p>1.060.052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44575043834706" table:style-name="ce38">
            <text:p>89,4%</text:p>
          </table:table-cell>
          <table:table-cell office:value-type="percentage" office:value="0.79739670270071028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6" table:style-name="ce37">
            <text:p>88.896</text:p>
          </table:table-cell>
          <table:table-cell office:value-type="percentage" office:value="1" table:style-name="ce38">
            <text:p>100,0%</text:p>
          </table:table-cell>
          <table:table-cell office:value-type="float" office:value="114296" table:style-name="ce37">
            <text:p>114.296</text:p>
          </table:table-cell>
          <table:table-cell office:value-type="percentage" office:value="1" table:style-name="ce38">
            <text:p>100,0%</text:p>
          </table:table-cell>
          <table:table-cell office:value-type="float" office:value="148044" table:style-name="ce37">
            <text:p>148.044</text:p>
          </table:table-cell>
          <table:table-cell office:value-type="percentage" office:value="0.9892550717664983" table:style-name="ce38">
            <text:p>98,9%</text:p>
          </table:table-cell>
          <table:table-cell office:value-type="float" office:value="152985" table:style-name="ce37">
            <text:p>152.985</text:p>
          </table:table-cell>
          <table:table-cell office:value-type="percentage" office:value="0.94060684312459653" table:style-name="ce38">
            <text:p>94,1%</text:p>
          </table:table-cell>
          <table:table-cell office:value-type="float" office:value="150309" table:style-name="ce37">
            <text:p>150.309</text:p>
          </table:table-cell>
          <table:table-cell office:value-type="percentage" office:value="0.90009162060685177" table:style-name="ce38">
            <text:p>90,0%</text:p>
          </table:table-cell>
          <table:table-cell office:value-type="float" office:value="90472" table:style-name="ce37">
            <text:p>90.472</text:p>
          </table:table-cell>
          <table:table-cell office:value-type="percentage" office:value="0.79048675852548256" table:style-name="ce38">
            <text:p>79,0%</text:p>
          </table:table-cell>
          <table:table-cell office:value-type="float" office:value="66048" table:style-name="ce37">
            <text:p>66.048</text:p>
          </table:table-cell>
          <table:table-cell office:value-type="percentage" office:value="0.83487757707524868" table:style-name="ce38">
            <text:p>83,5%</text:p>
          </table:table-cell>
          <table:table-cell office:value-type="float" office:value="60086" table:style-name="ce37">
            <text:p>60.086</text:p>
          </table:table-cell>
          <table:table-cell office:value-type="percentage" office:value="0.93884374999999998" table:style-name="ce38">
            <text:p>93,9%</text:p>
          </table:table-cell>
          <table:table-cell office:value-type="float" office:value="871136" table:style-name="ce37">
            <text:p>871.136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276669375657839" table:style-name="ce38">
            <text:p>93,3%</text:p>
          </table:table-cell>
          <table:table-cell office:value-type="percentage" office:value="0.85507428463737156" table:style-name="ce38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36" table:style-name="ce37">
            <text:p>51.436</text:p>
          </table:table-cell>
          <table:table-cell office:value-type="percentage" office:value="1" table:style-name="ce38">
            <text:p>100,0%</text:p>
          </table:table-cell>
          <table:table-cell office:value-type="float" office:value="79123" table:style-name="ce37">
            <text:p>79.123</text:p>
          </table:table-cell>
          <table:table-cell office:value-type="percentage" office:value="0.9826990908639277" table:style-name="ce38">
            <text:p>98,3%</text:p>
          </table:table-cell>
          <table:table-cell office:value-type="float" office:value="109999" table:style-name="ce37">
            <text:p>109.999</text:p>
          </table:table-cell>
          <table:table-cell office:value-type="percentage" office:value="0.93830983272342638" table:style-name="ce38">
            <text:p>93,8%</text:p>
          </table:table-cell>
          <table:table-cell office:value-type="float" office:value="149439" table:style-name="ce37">
            <text:p>149.439</text:p>
          </table:table-cell>
          <table:table-cell office:value-type="percentage" office:value="0.90133717739162955" table:style-name="ce38">
            <text:p>90,1%</text:p>
          </table:table-cell>
          <table:table-cell office:value-type="float" office:value="166093" table:style-name="ce37">
            <text:p>166.093</text:p>
          </table:table-cell>
          <table:table-cell office:value-type="percentage" office:value="0.80560405874706553" table:style-name="ce38">
            <text:p>80,6%</text:p>
          </table:table-cell>
          <table:table-cell office:value-type="float" office:value="123508" table:style-name="ce37">
            <text:p>123.508</text:p>
          </table:table-cell>
          <table:table-cell office:value-type="percentage" office:value="0.67791884162975402" table:style-name="ce38">
            <text:p>67,8%</text:p>
          </table:table-cell>
          <table:table-cell office:value-type="float" office:value="94537" table:style-name="ce37">
            <text:p>94.537</text:p>
          </table:table-cell>
          <table:table-cell office:value-type="percentage" office:value="0.68533876556813733" table:style-name="ce38">
            <text:p>68,5%</text:p>
          </table:table-cell>
          <table:table-cell office:value-type="float" office:value="72882" table:style-name="ce37">
            <text:p>72.882</text:p>
          </table:table-cell>
          <table:table-cell office:value-type="percentage" office:value="0.76332216170925848" table:style-name="ce38">
            <text:p>76,3%</text:p>
          </table:table-cell>
          <table:table-cell office:value-type="float" office:value="847017" table:style-name="ce37">
            <text:p>847.01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847908958349236" table:style-name="ce38">
            <text:p>81,8%</text:p>
          </table:table-cell>
          <table:table-cell office:value-type="percentage" office:value="0.72299266864297773" table:style-name="ce38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34" table:style-name="ce37">
            <text:p>92.934</text:p>
          </table:table-cell>
          <table:table-cell office:value-type="percentage" office:value="1" table:style-name="ce38">
            <text:p>100,0%</text:p>
          </table:table-cell>
          <table:table-cell office:value-type="float" office:value="151209" table:style-name="ce37">
            <text:p>151.209</text:p>
          </table:table-cell>
          <table:table-cell office:value-type="percentage" office:value="0.97850269525208533" table:style-name="ce38">
            <text:p>97,9%</text:p>
          </table:table-cell>
          <table:table-cell office:value-type="float" office:value="224009" table:style-name="ce37">
            <text:p>224.009</text:p>
          </table:table-cell>
          <table:table-cell office:value-type="percentage" office:value="0.95285675395164449" table:style-name="ce38">
            <text:p>95,3%</text:p>
          </table:table-cell>
          <table:table-cell office:value-type="float" office:value="319869" table:style-name="ce37">
            <text:p>319.869</text:p>
          </table:table-cell>
          <table:table-cell office:value-type="percentage" office:value="0.91257645957912992" table:style-name="ce38">
            <text:p>91,3%</text:p>
          </table:table-cell>
          <table:table-cell office:value-type="float" office:value="316504" table:style-name="ce37">
            <text:p>316.504</text:p>
          </table:table-cell>
          <table:table-cell office:value-type="percentage" office:value="0.81589177261525458" table:style-name="ce38">
            <text:p>81,6%</text:p>
          </table:table-cell>
          <table:table-cell office:value-type="float" office:value="227093" table:style-name="ce37">
            <text:p>227.093</text:p>
          </table:table-cell>
          <table:table-cell office:value-type="percentage" office:value="0.73035756784397976" table:style-name="ce38">
            <text:p>73,0%</text:p>
          </table:table-cell>
          <table:table-cell office:value-type="float" office:value="184447" table:style-name="ce37">
            <text:p>184.447</text:p>
          </table:table-cell>
          <table:table-cell office:value-type="percentage" office:value="0.73266520488742715" table:style-name="ce38">
            <text:p>73,3%</text:p>
          </table:table-cell>
          <table:table-cell office:value-type="float" office:value="146149" table:style-name="ce37">
            <text:p>146.149</text:p>
          </table:table-cell>
          <table:table-cell office:value-type="percentage" office:value="0.81285560938169155" table:style-name="ce38">
            <text:p>81,3%</text:p>
          </table:table-cell>
          <table:table-cell office:value-type="float" office:value="1662214" table:style-name="ce37">
            <text:p>1.662.214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773359907873114" table:style-name="ce38">
            <text:p>84,8%</text:p>
          </table:table-cell>
          <table:table-cell office:value-type="percentage" office:value="0.76390196107267072" table:style-name="ce38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84" table:style-name="ce37">
            <text:p>42.284</text:p>
          </table:table-cell>
          <table:table-cell office:value-type="percentage" office:value="1" table:style-name="ce38">
            <text:p>100,0%</text:p>
          </table:table-cell>
          <table:table-cell office:value-type="float" office:value="55881" table:style-name="ce37">
            <text:p>55.881</text:p>
          </table:table-cell>
          <table:table-cell office:value-type="percentage" office:value="1" table:style-name="ce38">
            <text:p>100,0%</text:p>
          </table:table-cell>
          <table:table-cell office:value-type="float" office:value="76562" table:style-name="ce37">
            <text:p>76.562</text:p>
          </table:table-cell>
          <table:table-cell office:value-type="percentage" office:value="0.98987652724804442" table:style-name="ce38">
            <text:p>99,0%</text:p>
          </table:table-cell>
          <table:table-cell office:value-type="float" office:value="84087" table:style-name="ce37">
            <text:p>84.087</text:p>
          </table:table-cell>
          <table:table-cell office:value-type="percentage" office:value="0.93467386954781917" table:style-name="ce38">
            <text:p>93,5%</text:p>
          </table:table-cell>
          <table:table-cell office:value-type="float" office:value="87690" table:style-name="ce37">
            <text:p>87.690</text:p>
          </table:table-cell>
          <table:table-cell office:value-type="percentage" office:value="0.8969100635170657" table:style-name="ce38">
            <text:p>89,7%</text:p>
          </table:table-cell>
          <table:table-cell office:value-type="float" office:value="54093" table:style-name="ce37">
            <text:p>54.093</text:p>
          </table:table-cell>
          <table:table-cell office:value-type="percentage" office:value="0.7675705589374654" table:style-name="ce38">
            <text:p>76,8%</text:p>
          </table:table-cell>
          <table:table-cell office:value-type="float" office:value="40353" table:style-name="ce37">
            <text:p>40.353</text:p>
          </table:table-cell>
          <table:table-cell office:value-type="percentage" office:value="0.79899019899019896" table:style-name="ce38">
            <text:p>79,9%</text:p>
          </table:table-cell>
          <table:table-cell office:value-type="float" office:value="38206" table:style-name="ce37">
            <text:p>38.206</text:p>
          </table:table-cell>
          <table:table-cell office:value-type="percentage" office:value="0.86904897300002271" table:style-name="ce38">
            <text:p>86,9%</text:p>
          </table:table-cell>
          <table:table-cell office:value-type="float" office:value="479156" table:style-name="ce37">
            <text:p>479.156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419827637194806" table:style-name="ce38">
            <text:p>91,4%</text:p>
          </table:table-cell>
          <table:table-cell office:value-type="percentage" office:value="0.8220138787624055" table:style-name="ce38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53" table:style-name="ce37">
            <text:p>229.253</text:p>
          </table:table-cell>
          <table:table-cell office:value-type="percentage" office:value="1" table:style-name="ce38">
            <text:p>100,0%</text:p>
          </table:table-cell>
          <table:table-cell office:value-type="float" office:value="250372" table:style-name="ce37">
            <text:p>250.372</text:p>
          </table:table-cell>
          <table:table-cell office:value-type="percentage" office:value="1" table:style-name="ce38">
            <text:p>100,0%</text:p>
          </table:table-cell>
          <table:table-cell office:value-type="float" office:value="320035" table:style-name="ce37">
            <text:p>320.035</text:p>
          </table:table-cell>
          <table:table-cell office:value-type="percentage" office:value="1" table:style-name="ce38">
            <text:p>100,0%</text:p>
          </table:table-cell>
          <table:table-cell office:value-type="float" office:value="352064" table:style-name="ce37">
            <text:p>352.064</text:p>
          </table:table-cell>
          <table:table-cell office:value-type="percentage" office:value="0.92362825473863708" table:style-name="ce38">
            <text:p>92,4%</text:p>
          </table:table-cell>
          <table:table-cell office:value-type="float" office:value="319292" table:style-name="ce37">
            <text:p>319.292</text:p>
          </table:table-cell>
          <table:table-cell office:value-type="percentage" office:value="0.87885385557589357" table:style-name="ce38">
            <text:p>87,9%</text:p>
          </table:table-cell>
          <table:table-cell office:value-type="float" office:value="210059" table:style-name="ce37">
            <text:p>210.059</text:p>
          </table:table-cell>
          <table:table-cell office:value-type="percentage" office:value="0.78443739893869291" table:style-name="ce38">
            <text:p>78,4%</text:p>
          </table:table-cell>
          <table:table-cell office:value-type="float" office:value="169855" table:style-name="ce37">
            <text:p>169.855</text:p>
          </table:table-cell>
          <table:table-cell office:value-type="percentage" office:value="0.80497710965564961" table:style-name="ce38">
            <text:p>80,5%</text:p>
          </table:table-cell>
          <table:table-cell office:value-type="float" office:value="140288" table:style-name="ce37">
            <text:p>140.288</text:p>
          </table:table-cell>
          <table:table-cell office:value-type="percentage" office:value="0.84847165269562486" table:style-name="ce38">
            <text:p>84,8%</text:p>
          </table:table-cell>
          <table:table-cell office:value-type="float" office:value="1991218" table:style-name="ce37">
            <text:p>1.991.218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497541875875643" table:style-name="ce38">
            <text:p>91,5%</text:p>
          </table:table-cell>
          <table:table-cell office:value-type="percentage" office:value="0.83143472970682086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8009" table:style-name="ce37">
            <text:p>138.009</text:p>
          </table:table-cell>
          <table:table-cell office:value-type="percentage" office:value="1" table:style-name="ce38">
            <text:p>100,0%</text:p>
          </table:table-cell>
          <table:table-cell office:value-type="float" office:value="158259" table:style-name="ce37">
            <text:p>158.259</text:p>
          </table:table-cell>
          <table:table-cell office:value-type="percentage" office:value="0.99470776425038188" table:style-name="ce38">
            <text:p>99,5%</text:p>
          </table:table-cell>
          <table:table-cell office:value-type="float" office:value="221914" table:style-name="ce37">
            <text:p>221.914</text:p>
          </table:table-cell>
          <table:table-cell office:value-type="percentage" office:value="1" table:style-name="ce38">
            <text:p>100,0%</text:p>
          </table:table-cell>
          <table:table-cell office:value-type="float" office:value="285640" table:style-name="ce37">
            <text:p>285.640</text:p>
          </table:table-cell>
          <table:table-cell office:value-type="percentage" office:value="0.92897703250313846" table:style-name="ce38">
            <text:p>92,9%</text:p>
          </table:table-cell>
          <table:table-cell office:value-type="float" office:value="285732" table:style-name="ce37">
            <text:p>285.732</text:p>
          </table:table-cell>
          <table:table-cell office:value-type="percentage" office:value="0.86427005036221471" table:style-name="ce38">
            <text:p>86,4%</text:p>
          </table:table-cell>
          <table:table-cell office:value-type="float" office:value="203346" table:style-name="ce37">
            <text:p>203.346</text:p>
          </table:table-cell>
          <table:table-cell office:value-type="percentage" office:value="0.7647432691114362" table:style-name="ce38">
            <text:p>76,5%</text:p>
          </table:table-cell>
          <table:table-cell office:value-type="float" office:value="169496" table:style-name="ce37">
            <text:p>169.496</text:p>
          </table:table-cell>
          <table:table-cell office:value-type="percentage" office:value="0.77718729509512174" table:style-name="ce38">
            <text:p>77,7%</text:p>
          </table:table-cell>
          <table:table-cell office:value-type="float" office:value="144883" table:style-name="ce37">
            <text:p>144.883</text:p>
          </table:table-cell>
          <table:table-cell office:value-type="percentage" office:value="0.8327949325178764" table:style-name="ce38">
            <text:p>83,3%</text:p>
          </table:table-cell>
          <table:table-cell office:value-type="float" office:value="1607279" table:style-name="ce37">
            <text:p>1.607.279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859642721297849" table:style-name="ce38">
            <text:p>88,9%</text:p>
          </table:table-cell>
          <table:table-cell office:value-type="percentage" office:value="0.78587057340013622" table:style-name="ce38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489" table:style-name="ce37">
            <text:p>458.489</text:p>
          </table:table-cell>
          <table:table-cell office:value-type="percentage" office:value="1" table:style-name="ce38">
            <text:p>100,0%</text:p>
          </table:table-cell>
          <table:table-cell office:value-type="float" office:value="617764" table:style-name="ce37">
            <text:p>617.764</text:p>
          </table:table-cell>
          <table:table-cell office:value-type="percentage" office:value="0.9724095376614218" table:style-name="ce38">
            <text:p>97,2%</text:p>
          </table:table-cell>
          <table:table-cell office:value-type="float" office:value="797529" table:style-name="ce37">
            <text:p>797.529</text:p>
          </table:table-cell>
          <table:table-cell office:value-type="percentage" office:value="0.95217793081052171" table:style-name="ce38">
            <text:p>95,2%</text:p>
          </table:table-cell>
          <table:table-cell office:value-type="float" office:value="1021044" table:style-name="ce37">
            <text:p>1.021.044</text:p>
          </table:table-cell>
          <table:table-cell office:value-type="percentage" office:value="0.93521039037168663" table:style-name="ce38">
            <text:p>93,5%</text:p>
          </table:table-cell>
          <table:table-cell office:value-type="float" office:value="1119168" table:style-name="ce37">
            <text:p>1.119.168</text:p>
          </table:table-cell>
          <table:table-cell office:value-type="percentage" office:value="0.84994399109933128" table:style-name="ce38">
            <text:p>85,0%</text:p>
          </table:table-cell>
          <table:table-cell office:value-type="float" office:value="760766" table:style-name="ce37">
            <text:p>760.766</text:p>
          </table:table-cell>
          <table:table-cell office:value-type="percentage" office:value="0.72824825875028243" table:style-name="ce38">
            <text:p>72,8%</text:p>
          </table:table-cell>
          <table:table-cell office:value-type="float" office:value="612242" table:style-name="ce37">
            <text:p>612.242</text:p>
          </table:table-cell>
          <table:table-cell office:value-type="percentage" office:value="0.72978478666404434" table:style-name="ce38">
            <text:p>73,0%</text:p>
          </table:table-cell>
          <table:table-cell office:value-type="float" office:value="509558" table:style-name="ce37">
            <text:p>509.558</text:p>
          </table:table-cell>
          <table:table-cell office:value-type="percentage" office:value="0.77656873413130212" table:style-name="ce38">
            <text:p>77,7%</text:p>
          </table:table-cell>
          <table:table-cell office:value-type="float" office:value="5896560" table:style-name="ce37">
            <text:p>5.896.560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851061971125564" table:style-name="ce38">
            <text:p>85,9%</text:p>
          </table:table-cell>
          <table:table-cell office:value-type="percentage" office:value="0.75786593601756391" table:style-name="ce38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137" table:style-name="ce37">
            <text:p>297.137</text:p>
          </table:table-cell>
          <table:table-cell office:value-type="percentage" office:value="1" table:style-name="ce38">
            <text:p>100,0%</text:p>
          </table:table-cell>
          <table:table-cell office:value-type="float" office:value="434176" table:style-name="ce37">
            <text:p>434.176</text:p>
          </table:table-cell>
          <table:table-cell office:value-type="percentage" office:value="0.99158182258337102" table:style-name="ce38">
            <text:p>99,2%</text:p>
          </table:table-cell>
          <table:table-cell office:value-type="float" office:value="569342" table:style-name="ce37">
            <text:p>569.342</text:p>
          </table:table-cell>
          <table:table-cell office:value-type="percentage" office:value="0.98039357496108337" table:style-name="ce38">
            <text:p>98,0%</text:p>
          </table:table-cell>
          <table:table-cell office:value-type="float" office:value="713890" table:style-name="ce37">
            <text:p>713.890</text:p>
          </table:table-cell>
          <table:table-cell office:value-type="percentage" office:value="0.94890035542724371" table:style-name="ce38">
            <text:p>94,9%</text:p>
          </table:table-cell>
          <table:table-cell office:value-type="float" office:value="750724" table:style-name="ce37">
            <text:p>750.724</text:p>
          </table:table-cell>
          <table:table-cell office:value-type="percentage" office:value="0.8815577485826479" table:style-name="ce38">
            <text:p>88,2%</text:p>
          </table:table-cell>
          <table:table-cell office:value-type="float" office:value="505497" table:style-name="ce37">
            <text:p>505.497</text:p>
          </table:table-cell>
          <table:table-cell office:value-type="percentage" office:value="0.77917531779905946" table:style-name="ce38">
            <text:p>77,9%</text:p>
          </table:table-cell>
          <table:table-cell office:value-type="float" office:value="419529" table:style-name="ce37">
            <text:p>419.529</text:p>
          </table:table-cell>
          <table:table-cell office:value-type="percentage" office:value="0.81284221294800107" table:style-name="ce38">
            <text:p>81,3%</text:p>
          </table:table-cell>
          <table:table-cell office:value-type="float" office:value="362362" table:style-name="ce37">
            <text:p>362.362</text:p>
          </table:table-cell>
          <table:table-cell office:value-type="percentage" office:value="0.85355839738440775" table:style-name="ce38">
            <text:p>85,4%</text:p>
          </table:table-cell>
          <table:table-cell office:value-type="float" office:value="4052657" table:style-name="ce37">
            <text:p>4.052.65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290609761613061" table:style-name="ce38">
            <text:p>90,3%</text:p>
          </table:table-cell>
          <table:table-cell office:value-type="percentage" office:value="0.80133955450608252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40" table:style-name="ce37">
            <text:p>78.240</text:p>
          </table:table-cell>
          <table:table-cell office:value-type="percentage" office:value="1" table:style-name="ce38">
            <text:p>100,0%</text:p>
          </table:table-cell>
          <table:table-cell office:value-type="float" office:value="95886" table:style-name="ce37">
            <text:p>95.886</text:p>
          </table:table-cell>
          <table:table-cell office:value-type="percentage" office:value="1" table:style-name="ce38">
            <text:p>100,0%</text:p>
          </table:table-cell>
          <table:table-cell office:value-type="float" office:value="132747" table:style-name="ce37">
            <text:p>132.747</text:p>
          </table:table-cell>
          <table:table-cell office:value-type="percentage" office:value="1" table:style-name="ce38">
            <text:p>100,0%</text:p>
          </table:table-cell>
          <table:table-cell office:value-type="float" office:value="161307" table:style-name="ce37">
            <text:p>161.307</text:p>
          </table:table-cell>
          <table:table-cell office:value-type="percentage" office:value="0.95326092095310133" table:style-name="ce38">
            <text:p>95,3%</text:p>
          </table:table-cell>
          <table:table-cell office:value-type="float" office:value="145985" table:style-name="ce37">
            <text:p>145.985</text:p>
          </table:table-cell>
          <table:table-cell office:value-type="percentage" office:value="0.91530088906165752" table:style-name="ce38">
            <text:p>91,5%</text:p>
          </table:table-cell>
          <table:table-cell office:value-type="float" office:value="112468" table:style-name="ce37">
            <text:p>112.468</text:p>
          </table:table-cell>
          <table:table-cell office:value-type="percentage" office:value="0.84258947100292925" table:style-name="ce38">
            <text:p>84,3%</text:p>
          </table:table-cell>
          <table:table-cell office:value-type="float" office:value="91882" table:style-name="ce37">
            <text:p>91.882</text:p>
          </table:table-cell>
          <table:table-cell office:value-type="percentage" office:value="0.8108189198729262" table:style-name="ce38">
            <text:p>81,1%</text:p>
          </table:table-cell>
          <table:table-cell office:value-type="float" office:value="74661" table:style-name="ce37">
            <text:p>74.661</text:p>
          </table:table-cell>
          <table:table-cell office:value-type="percentage" office:value="0.88095575221238942" table:style-name="ce38">
            <text:p>88,1%</text:p>
          </table:table-cell>
          <table:table-cell office:value-type="float" office:value="893176" table:style-name="ce37">
            <text:p>893.176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679603371801179" table:style-name="ce38">
            <text:p>93,7%</text:p>
          </table:table-cell>
          <table:table-cell office:value-type="percentage" office:value="0.83946138439661389" table:style-name="ce38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155" table:style-name="ce37">
            <text:p>242.155</text:p>
          </table:table-cell>
          <table:table-cell office:value-type="percentage" office:value="1" table:style-name="ce38">
            <text:p>100,0%</text:p>
          </table:table-cell>
          <table:table-cell office:value-type="float" office:value="291153" table:style-name="ce37">
            <text:p>291.153</text:p>
          </table:table-cell>
          <table:table-cell office:value-type="percentage" office:value="1" table:style-name="ce38">
            <text:p>100,0%</text:p>
          </table:table-cell>
          <table:table-cell office:value-type="float" office:value="345452" table:style-name="ce37">
            <text:p>345.452</text:p>
          </table:table-cell>
          <table:table-cell office:value-type="percentage" office:value="0.99574838510695329" table:style-name="ce38">
            <text:p>99,6%</text:p>
          </table:table-cell>
          <table:table-cell office:value-type="float" office:value="390209" table:style-name="ce37">
            <text:p>390.209</text:p>
          </table:table-cell>
          <table:table-cell office:value-type="percentage" office:value="0.96136874859875487" table:style-name="ce38">
            <text:p>96,1%</text:p>
          </table:table-cell>
          <table:table-cell office:value-type="float" office:value="406827" table:style-name="ce37">
            <text:p>406.827</text:p>
          </table:table-cell>
          <table:table-cell office:value-type="percentage" office:value="0.91788746471850391" table:style-name="ce38">
            <text:p>91,8%</text:p>
          </table:table-cell>
          <table:table-cell office:value-type="float" office:value="261940" table:style-name="ce37">
            <text:p>261.940</text:p>
          </table:table-cell>
          <table:table-cell office:value-type="percentage" office:value="0.80993667441745409" table:style-name="ce38">
            <text:p>81,0%</text:p>
          </table:table-cell>
          <table:table-cell office:value-type="float" office:value="196887" table:style-name="ce37">
            <text:p>196.887</text:p>
          </table:table-cell>
          <table:table-cell office:value-type="percentage" office:value="0.85239478571830585" table:style-name="ce38">
            <text:p>85,2%</text:p>
          </table:table-cell>
          <table:table-cell office:value-type="float" office:value="166248" table:style-name="ce37">
            <text:p>166.248</text:p>
          </table:table-cell>
          <table:table-cell office:value-type="percentage" office:value="0.92356408361897036" table:style-name="ce38">
            <text:p>92,4%</text:p>
          </table:table-cell>
          <table:table-cell office:value-type="float" office:value="2300871" table:style-name="ce37">
            <text:p>2.300.871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741039406444582" table:style-name="ce38">
            <text:p>93,7%</text:p>
          </table:table-cell>
          <table:table-cell office:value-type="percentage" office:value="0.85160071788672742" table:style-name="ce38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5" table:style-name="ce37">
            <text:p>23.355</text:p>
          </table:table-cell>
          <table:table-cell office:value-type="percentage" office:value="1" table:style-name="ce38">
            <text:p>100,0%</text:p>
          </table:table-cell>
          <table:table-cell office:value-type="float" office:value="28645" table:style-name="ce37">
            <text:p>28.645</text:p>
          </table:table-cell>
          <table:table-cell office:value-type="percentage" office:value="1" table:style-name="ce38">
            <text:p>100,0%</text:p>
          </table:table-cell>
          <table:table-cell office:value-type="float" office:value="37962" table:style-name="ce37">
            <text:p>37.962</text:p>
          </table:table-cell>
          <table:table-cell office:value-type="percentage" office:value="1" table:style-name="ce38">
            <text:p>100,0%</text:p>
          </table:table-cell>
          <table:table-cell office:value-type="float" office:value="45251" table:style-name="ce37">
            <text:p>45.251</text:p>
          </table:table-cell>
          <table:table-cell office:value-type="percentage" office:value="0.94937479019805304" table:style-name="ce38">
            <text:p>94,9%</text:p>
          </table:table-cell>
          <table:table-cell office:value-type="float" office:value="47306" table:style-name="ce37">
            <text:p>47.306</text:p>
          </table:table-cell>
          <table:table-cell office:value-type="percentage" office:value="0.89345949723308216" table:style-name="ce38">
            <text:p>89,3%</text:p>
          </table:table-cell>
          <table:table-cell office:value-type="float" office:value="30558" table:style-name="ce37">
            <text:p>30.558</text:p>
          </table:table-cell>
          <table:table-cell office:value-type="percentage" office:value="0.77718151529794754" table:style-name="ce38">
            <text:p>77,7%</text:p>
          </table:table-cell>
          <table:table-cell office:value-type="float" office:value="23176" table:style-name="ce37">
            <text:p>23.176</text:p>
          </table:table-cell>
          <table:table-cell office:value-type="percentage" office:value="0.76091667213868275" table:style-name="ce38">
            <text:p>76,1%</text:p>
          </table:table-cell>
          <table:table-cell office:value-type="float" office:value="20886" table:style-name="ce37">
            <text:p>20.886</text:p>
          </table:table-cell>
          <table:table-cell office:value-type="percentage" office:value="0.81803227322575589" table:style-name="ce38">
            <text:p>81,8%</text:p>
          </table:table-cell>
          <table:table-cell office:value-type="float" office:value="257139" table:style-name="ce37">
            <text:p>257.139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551466704229322" table:style-name="ce38">
            <text:p>90,6%</text:p>
          </table:table-cell>
          <table:table-cell office:value-type="percentage" office:value="0.80377538963596462" table:style-name="ce38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52" table:style-name="ce37">
            <text:p>373.552</text:p>
          </table:table-cell>
          <table:table-cell office:value-type="percentage" office:value="1" table:style-name="ce38">
            <text:p>100,0%</text:p>
          </table:table-cell>
          <table:table-cell office:value-type="float" office:value="510397" table:style-name="ce37">
            <text:p>510.397</text:p>
          </table:table-cell>
          <table:table-cell office:value-type="percentage" office:value="0.9701871004655177" table:style-name="ce38">
            <text:p>97,0%</text:p>
          </table:table-cell>
          <table:table-cell office:value-type="float" office:value="686922" table:style-name="ce37">
            <text:p>686.922</text:p>
          </table:table-cell>
          <table:table-cell office:value-type="percentage" office:value="0.97668070004819973" table:style-name="ce38">
            <text:p>97,7%</text:p>
          </table:table-cell>
          <table:table-cell office:value-type="float" office:value="936479" table:style-name="ce37">
            <text:p>936.479</text:p>
          </table:table-cell>
          <table:table-cell office:value-type="percentage" office:value="0.96268026887805402" table:style-name="ce38">
            <text:p>96,3%</text:p>
          </table:table-cell>
          <table:table-cell office:value-type="float" office:value="1022722" table:style-name="ce37">
            <text:p>1.022.722</text:p>
          </table:table-cell>
          <table:table-cell office:value-type="percentage" office:value="0.87714188431787754" table:style-name="ce38">
            <text:p>87,7%</text:p>
          </table:table-cell>
          <table:table-cell office:value-type="float" office:value="732487" table:style-name="ce37">
            <text:p>732.487</text:p>
          </table:table-cell>
          <table:table-cell office:value-type="percentage" office:value="0.77133124131249742" table:style-name="ce38">
            <text:p>77,1%</text:p>
          </table:table-cell>
          <table:table-cell office:value-type="float" office:value="581479" table:style-name="ce37">
            <text:p>581.479</text:p>
          </table:table-cell>
          <table:table-cell office:value-type="percentage" office:value="0.78316306946361836" table:style-name="ce38">
            <text:p>78,3%</text:p>
          </table:table-cell>
          <table:table-cell office:value-type="float" office:value="439567" table:style-name="ce37">
            <text:p>439.567</text:p>
          </table:table-cell>
          <table:table-cell office:value-type="percentage" office:value="0.7940987314422393" table:style-name="ce38">
            <text:p>79,4%</text:p>
          </table:table-cell>
          <table:table-cell office:value-type="float" office:value="5283605" table:style-name="ce37">
            <text:p>5.283.605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385090040259706" table:style-name="ce38">
            <text:p>88,4%</text:p>
          </table:table-cell>
          <table:table-cell office:value-type="percentage" office:value="0.77930564634696031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16" table:style-name="ce37">
            <text:p>73.916</text:p>
          </table:table-cell>
          <table:table-cell office:value-type="percentage" office:value="1" table:style-name="ce38">
            <text:p>100,0%</text:p>
          </table:table-cell>
          <table:table-cell office:value-type="float" office:value="103176" table:style-name="ce37">
            <text:p>103.176</text:p>
          </table:table-cell>
          <table:table-cell office:value-type="percentage" office:value="1" table:style-name="ce38">
            <text:p>100,0%</text:p>
          </table:table-cell>
          <table:table-cell office:value-type="float" office:value="147897" table:style-name="ce37">
            <text:p>147.897</text:p>
          </table:table-cell>
          <table:table-cell office:value-type="percentage" office:value="1" table:style-name="ce38">
            <text:p>100,0%</text:p>
          </table:table-cell>
          <table:table-cell office:value-type="float" office:value="206721" table:style-name="ce37">
            <text:p>206.721</text:p>
          </table:table-cell>
          <table:table-cell office:value-type="percentage" office:value="0.96935607907866606" table:style-name="ce38">
            <text:p>96,9%</text:p>
          </table:table-cell>
          <table:table-cell office:value-type="float" office:value="230048" table:style-name="ce37">
            <text:p>230.048</text:p>
          </table:table-cell>
          <table:table-cell office:value-type="percentage" office:value="0.90514131029245704" table:style-name="ce38">
            <text:p>90,5%</text:p>
          </table:table-cell>
          <table:table-cell office:value-type="float" office:value="164239" table:style-name="ce37">
            <text:p>164.239</text:p>
          </table:table-cell>
          <table:table-cell office:value-type="percentage" office:value="0.78582125615421783" table:style-name="ce38">
            <text:p>78,6%</text:p>
          </table:table-cell>
          <table:table-cell office:value-type="float" office:value="137528" table:style-name="ce37">
            <text:p>137.528</text:p>
          </table:table-cell>
          <table:table-cell office:value-type="percentage" office:value="0.79843017045190656" table:style-name="ce38">
            <text:p>79,8%</text:p>
          </table:table-cell>
          <table:table-cell office:value-type="float" office:value="116382" table:style-name="ce37">
            <text:p>116.382</text:p>
          </table:table-cell>
          <table:table-cell office:value-type="percentage" office:value="0.82020381411476173" table:style-name="ce38">
            <text:p>82,0%</text:p>
          </table:table-cell>
          <table:table-cell office:value-type="float" office:value="1179907" table:style-name="ce37">
            <text:p>1.179.907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90059818171687389" table:style-name="ce38">
            <text:p>90,1%</text:p>
          </table:table-cell>
          <table:table-cell office:value-type="percentage" office:value="0.78074853217632278" table:style-name="ce38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9" table:style-name="ce37">
            <text:p>42.489</text:p>
          </table:table-cell>
          <table:table-cell office:value-type="percentage" office:value="1" table:style-name="ce38">
            <text:p>100,0%</text:p>
          </table:table-cell>
          <table:table-cell office:value-type="float" office:value="55867" table:style-name="ce37">
            <text:p>55.867</text:p>
          </table:table-cell>
          <table:table-cell office:value-type="percentage" office:value="1" table:style-name="ce38">
            <text:p>100,0%</text:p>
          </table:table-cell>
          <table:table-cell office:value-type="float" office:value="72111" table:style-name="ce37">
            <text:p>72.111</text:p>
          </table:table-cell>
          <table:table-cell office:value-type="percentage" office:value="0.97653160717187582" table:style-name="ce38">
            <text:p>97,7%</text:p>
          </table:table-cell>
          <table:table-cell office:value-type="float" office:value="91376" table:style-name="ce37">
            <text:p>91.376</text:p>
          </table:table-cell>
          <table:table-cell office:value-type="percentage" office:value="0.94500175812356502" table:style-name="ce38">
            <text:p>94,5%</text:p>
          </table:table-cell>
          <table:table-cell office:value-type="float" office:value="94877" table:style-name="ce37">
            <text:p>94.877</text:p>
          </table:table-cell>
          <table:table-cell office:value-type="percentage" office:value="0.87847447269495005" table:style-name="ce38">
            <text:p>87,8%</text:p>
          </table:table-cell>
          <table:table-cell office:value-type="float" office:value="63274" table:style-name="ce37">
            <text:p>63.274</text:p>
          </table:table-cell>
          <table:table-cell office:value-type="percentage" office:value="0.77788569110288786" table:style-name="ce38">
            <text:p>77,8%</text:p>
          </table:table-cell>
          <table:table-cell office:value-type="float" office:value="55628" table:style-name="ce37">
            <text:p>55.628</text:p>
          </table:table-cell>
          <table:table-cell office:value-type="percentage" office:value="0.81653382652986339" table:style-name="ce38">
            <text:p>81,7%</text:p>
          </table:table-cell>
          <table:table-cell office:value-type="float" office:value="47103" table:style-name="ce37">
            <text:p>47.103</text:p>
          </table:table-cell>
          <table:table-cell office:value-type="percentage" office:value="0.83533730580974674" table:style-name="ce38">
            <text:p>83,5%</text:p>
          </table:table-cell>
          <table:table-cell office:value-type="float" office:value="522725" table:style-name="ce37">
            <text:p>522.725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915094761539438" table:style-name="ce38">
            <text:p>89,9%</text:p>
          </table:table-cell>
          <table:table-cell office:value-type="percentage" office:value="0.79057376243388888" table:style-name="ce38">
            <text:p>79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107" table:style-name="ce37">
            <text:p>164.107</text:p>
          </table:table-cell>
          <table:table-cell office:value-type="percentage" office:value="1" table:style-name="ce38">
            <text:p>100,0%</text:p>
          </table:table-cell>
          <table:table-cell office:value-type="float" office:value="213644" table:style-name="ce37">
            <text:p>213.644</text:p>
          </table:table-cell>
          <table:table-cell office:value-type="percentage" office:value="1" table:style-name="ce38">
            <text:p>100,0%</text:p>
          </table:table-cell>
          <table:table-cell office:value-type="float" office:value="278233" table:style-name="ce37">
            <text:p>278.233</text:p>
          </table:table-cell>
          <table:table-cell office:value-type="percentage" office:value="0.99326714717673559" table:style-name="ce38">
            <text:p>99,3%</text:p>
          </table:table-cell>
          <table:table-cell office:value-type="float" office:value="322966" table:style-name="ce37">
            <text:p>322.966</text:p>
          </table:table-cell>
          <table:table-cell office:value-type="percentage" office:value="0.94996426228833131" table:style-name="ce38">
            <text:p>95,0%</text:p>
          </table:table-cell>
          <table:table-cell office:value-type="float" office:value="318853" table:style-name="ce37">
            <text:p>318.853</text:p>
          </table:table-cell>
          <table:table-cell office:value-type="percentage" office:value="0.8804858988272265" table:style-name="ce38">
            <text:p>88,0%</text:p>
          </table:table-cell>
          <table:table-cell office:value-type="float" office:value="199760" table:style-name="ce37">
            <text:p>199.760</text:p>
          </table:table-cell>
          <table:table-cell office:value-type="percentage" office:value="0.76670645536437365" table:style-name="ce38">
            <text:p>76,7%</text:p>
          </table:table-cell>
          <table:table-cell office:value-type="float" office:value="157984" table:style-name="ce37">
            <text:p>157.984</text:p>
          </table:table-cell>
          <table:table-cell office:value-type="percentage" office:value="0.7839074300118094" table:style-name="ce38">
            <text:p>78,4%</text:p>
          </table:table-cell>
          <table:table-cell office:value-type="float" office:value="140757" table:style-name="ce37">
            <text:p>140.757</text:p>
          </table:table-cell>
          <table:table-cell office:value-type="percentage" office:value="0.83482794206611866" table:style-name="ce38">
            <text:p>83,5%</text:p>
          </table:table-cell>
          <table:table-cell office:value-type="float" office:value="1796304" table:style-name="ce37">
            <text:p>1.796.30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542117389461285" table:style-name="ce38">
            <text:p>90,5%</text:p>
          </table:table-cell>
          <table:table-cell office:value-type="percentage" office:value="0.80896228964235151" table:style-name="ce38">
            <text:p>80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5" table:style-name="ce37">
            <text:p>3.885</text:p>
          </table:table-cell>
          <table:table-cell office:value-type="percentage" office:value="0.89972209356183419" table:style-name="ce38">
            <text:p>90,0%</text:p>
          </table:table-cell>
          <table:table-cell office:value-type="float" office:value="7619" table:style-name="ce37">
            <text:p>7.619</text:p>
          </table:table-cell>
          <table:table-cell office:value-type="percentage" office:value="0.96970854015527552" table:style-name="ce38">
            <text:p>97,0%</text:p>
          </table:table-cell>
          <table:table-cell office:value-type="float" office:value="10513" table:style-name="ce37">
            <text:p>10.513</text:p>
          </table:table-cell>
          <table:table-cell office:value-type="percentage" office:value="0.9097438560055382" table:style-name="ce38">
            <text:p>91,0%</text:p>
          </table:table-cell>
          <table:table-cell office:value-type="float" office:value="11009" table:style-name="ce37">
            <text:p>11.009</text:p>
          </table:table-cell>
          <table:table-cell office:value-type="percentage" office:value="0.8708274007277329" table:style-name="ce38">
            <text:p>87,1%</text:p>
          </table:table-cell>
          <table:table-cell office:value-type="float" office:value="9016" table:style-name="ce37">
            <text:p>9.016</text:p>
          </table:table-cell>
          <table:table-cell office:value-type="percentage" office:value="0.75802925844963842" table:style-name="ce38">
            <text:p>75,8%</text:p>
          </table:table-cell>
          <table:table-cell office:value-type="float" office:value="8837" table:style-name="ce37">
            <text:p>8.837</text:p>
          </table:table-cell>
          <table:table-cell office:value-type="percentage" office:value="0.80578097930154102" table:style-name="ce38">
            <text:p>80,6%</text:p>
          </table:table-cell>
          <table:table-cell office:value-type="float" office:value="7915" table:style-name="ce37">
            <text:p>7.915</text:p>
          </table:table-cell>
          <table:table-cell office:value-type="percentage" office:value="0.86730221345605962" table:style-name="ce38">
            <text:p>86,7%</text:p>
          </table:table-cell>
          <table:table-cell office:value-type="float" office:value="61190" table:style-name="ce37">
            <text:p>61.19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6225604171070247" table:style-name="ce38">
            <text:p>86,2%</text:p>
          </table:table-cell>
          <table:table-cell office:value-type="percentage" office:value="0.72670482886392251" table:style-name="ce38">
            <text:p>72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8" table:style-name="ce37">
            <text:p>2.008</text:p>
          </table:table-cell>
          <table:table-cell office:value-type="percentage" office:value="0.85483184333759044" table:style-name="ce38">
            <text:p>85,5%</text:p>
          </table:table-cell>
          <table:table-cell office:value-type="float" office:value="3308" table:style-name="ce37">
            <text:p>3.308</text:p>
          </table:table-cell>
          <table:table-cell office:value-type="percentage" office:value="0.88260405549626464" table:style-name="ce38">
            <text:p>88,3%</text:p>
          </table:table-cell>
          <table:table-cell office:value-type="float" office:value="7142" table:style-name="ce37">
            <text:p>7.142</text:p>
          </table:table-cell>
          <table:table-cell office:value-type="percentage" office:value="0.91248243260508499" table:style-name="ce38">
            <text:p>91,2%</text:p>
          </table:table-cell>
          <table:table-cell office:value-type="float" office:value="9638" table:style-name="ce37">
            <text:p>9.638</text:p>
          </table:table-cell>
          <table:table-cell office:value-type="percentage" office:value="0.8529958403398531" table:style-name="ce38">
            <text:p>85,3%</text:p>
          </table:table-cell>
          <table:table-cell office:value-type="float" office:value="9979" table:style-name="ce37">
            <text:p>9.979</text:p>
          </table:table-cell>
          <table:table-cell office:value-type="percentage" office:value="0.83144475920679883" table:style-name="ce38">
            <text:p>83,1%</text:p>
          </table:table-cell>
          <table:table-cell office:value-type="float" office:value="8479" table:style-name="ce37">
            <text:p>8.479</text:p>
          </table:table-cell>
          <table:table-cell office:value-type="percentage" office:value="0.69883788016154291" table:style-name="ce38">
            <text:p>69,9%</text:p>
          </table:table-cell>
          <table:table-cell office:value-type="float" office:value="8421" table:style-name="ce37">
            <text:p>8.421</text:p>
          </table:table-cell>
          <table:table-cell office:value-type="percentage" office:value="0.70204251771571491" table:style-name="ce38">
            <text:p>70,2%</text:p>
          </table:table-cell>
          <table:table-cell office:value-type="float" office:value="7502" table:style-name="ce37">
            <text:p>7.502</text:p>
          </table:table-cell>
          <table:table-cell office:value-type="percentage" office:value="0.78358053060371835" table:style-name="ce38">
            <text:p>78,4%</text:p>
          </table:table-cell>
          <table:table-cell office:value-type="float" office:value="56477" table:style-name="ce37">
            <text:p>56.477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626940375315469" table:style-name="ce38">
            <text:p>79,6%</text:p>
          </table:table-cell>
          <table:table-cell office:value-type="percentage" office:value="0.64859433138867195" table:style-name="ce38">
            <text:p>64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501" table:style-name="ce37">
            <text:p>9.501</text:p>
          </table:table-cell>
          <table:table-cell office:value-type="string" table:style-name="ce38">
            <text:p>-</text:p>
          </table:table-cell>
          <table:table-cell office:value-type="float" office:value="21978" table:style-name="ce37">
            <text:p>21.978</text:p>
          </table:table-cell>
          <table:table-cell office:value-type="string" table:style-name="ce38">
            <text:p>-</text:p>
          </table:table-cell>
          <table:table-cell office:value-type="float" office:value="31779" table:style-name="ce37">
            <text:p>31.779</text:p>
          </table:table-cell>
          <table:table-cell office:value-type="string" table:style-name="ce38">
            <text:p>-</text:p>
          </table:table-cell>
          <table:table-cell office:value-type="float" office:value="24479" table:style-name="ce37">
            <text:p>24.479</text:p>
          </table:table-cell>
          <table:table-cell office:value-type="string" table:style-name="ce38">
            <text:p>-</text:p>
          </table:table-cell>
          <table:table-cell office:value-type="float" office:value="1168" table:style-name="ce37">
            <text:p>1.168</text:p>
          </table:table-cell>
          <table:table-cell office:value-type="string" table:style-name="ce38">
            <text:p>-</text:p>
          </table:table-cell>
          <table:table-cell office:value-type="float" office:value="92480" table:style-name="ce37">
            <text:p>92.480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3" table:style-name="ce40">
            <text:p>33</text:p>
          </table:table-cell>
          <table:table-cell office:value-type="string" table:style-name="ce41">
            <text:p>-</text:p>
          </table:table-cell>
          <table:table-cell office:value-type="float" office:value="212" table:style-name="ce40">
            <text:p>212</text:p>
          </table:table-cell>
          <table:table-cell office:value-type="string" table:style-name="ce41">
            <text:p>-</text:p>
          </table:table-cell>
          <table:table-cell office:value-type="float" office:value="613" table:style-name="ce40">
            <text:p>613</text:p>
          </table:table-cell>
          <table:table-cell office:value-type="string" table:style-name="ce41">
            <text:p>-</text:p>
          </table:table-cell>
          <table:table-cell office:value-type="float" office:value="1174" table:style-name="ce40">
            <text:p>1.174</text:p>
          </table:table-cell>
          <table:table-cell office:value-type="string" table:style-name="ce41">
            <text:p>-</text:p>
          </table:table-cell>
          <table:table-cell office:value-type="float" office:value="1321" table:style-name="ce40">
            <text:p>1.321</text:p>
          </table:table-cell>
          <table:table-cell office:value-type="string" table:style-name="ce41">
            <text:p>-</text:p>
          </table:table-cell>
          <table:table-cell office:value-type="float" office:value="1121" table:style-name="ce40">
            <text:p>1.121</text:p>
          </table:table-cell>
          <table:table-cell office:value-type="string" table:style-name="ce41">
            <text:p>-</text:p>
          </table:table-cell>
          <table:table-cell office:value-type="float" office:value="167" table:style-name="ce40">
            <text:p>167</text:p>
          </table:table-cell>
          <table:table-cell office:value-type="string" table:style-name="ce41">
            <text:p>-</text:p>
          </table:table-cell>
          <table:table-cell office:value-type="float" office:value="4667" table:style-name="ce40">
            <text:p>4.66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826" table:style-name="ce44">
            <text:p>2.935.826</text:p>
          </table:table-cell>
          <table:table-cell office:value-type="percentage" office:value="1" table:style-name="ce45">
            <text:p>100,0%</text:p>
          </table:table-cell>
          <table:table-cell office:value-type="float" office:value="3940026" table:style-name="ce44">
            <text:p>3.940.026</text:p>
          </table:table-cell>
          <table:table-cell office:value-type="percentage" office:value="0.99494475441566954" table:style-name="ce45">
            <text:p>99,5%</text:p>
          </table:table-cell>
          <table:table-cell office:value-type="float" office:value="5268573" table:style-name="ce44">
            <text:p>5.268.573</text:p>
          </table:table-cell>
          <table:table-cell office:value-type="percentage" office:value="0.98718134167861782" table:style-name="ce45">
            <text:p>98,7%</text:p>
          </table:table-cell>
          <table:table-cell office:value-type="float" office:value="6660077" table:style-name="ce44">
            <text:p>6.660.077</text:p>
          </table:table-cell>
          <table:table-cell office:value-type="percentage" office:value="0.94693405917501672" table:style-name="ce45">
            <text:p>94,7%</text:p>
          </table:table-cell>
          <table:table-cell office:value-type="float" office:value="6935961" table:style-name="ce44">
            <text:p>6.935.961</text:p>
          </table:table-cell>
          <table:table-cell office:value-type="percentage" office:value="0.87888902024991455" table:style-name="ce45">
            <text:p>87,9%</text:p>
          </table:table-cell>
          <table:table-cell office:value-type="float" office:value="4832086" table:style-name="ce44">
            <text:p>4.832.086</text:p>
          </table:table-cell>
          <table:table-cell office:value-type="percentage" office:value="0.7755655613288579" table:style-name="ce45">
            <text:p>77,6%</text:p>
          </table:table-cell>
          <table:table-cell office:value-type="float" office:value="3897078" table:style-name="ce44">
            <text:p>3.897.078</text:p>
          </table:table-cell>
          <table:table-cell office:value-type="percentage" office:value="0.78814190719647947" table:style-name="ce45">
            <text:p>78,8%</text:p>
          </table:table-cell>
          <table:table-cell office:value-type="float" office:value="3232757" table:style-name="ce44">
            <text:p>3.232.757</text:p>
          </table:table-cell>
          <table:table-cell office:value-type="percentage" office:value="0.83132374277583743" table:style-name="ce45">
            <text:p>83,1%</text:p>
          </table:table-cell>
          <table:table-cell office:value-type="float" office:value="37702384" table:style-name="ce44">
            <text:p>37.702.384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51220051307428" table:style-name="ce45">
            <text:p>89,5%</text:p>
          </table:table-cell>
          <table:table-cell office:value-type="percentage" office:value="0.79455747790948494" table:style-name="ce45">
            <text:p>79,5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310" table:style-name="ce34">
            <text:p>427.310</text:p>
          </table:table-cell>
          <table:table-cell office:value-type="percentage" office:value="1" table:style-name="ce35">
            <text:p>100,0%</text:p>
          </table:table-cell>
          <table:table-cell office:value-type="float" office:value="648161" table:style-name="ce34">
            <text:p>648.161</text:p>
          </table:table-cell>
          <table:table-cell office:value-type="percentage" office:value="0.99658661615268584" table:style-name="ce35">
            <text:p>99,7%</text:p>
          </table:table-cell>
          <table:table-cell office:value-type="float" office:value="915042" table:style-name="ce34">
            <text:p>915.042</text:p>
          </table:table-cell>
          <table:table-cell office:value-type="percentage" office:value="0.99879386168376905" table:style-name="ce35">
            <text:p>99,9%</text:p>
          </table:table-cell>
          <table:table-cell office:value-type="float" office:value="1195318" table:style-name="ce34">
            <text:p>1.195.318</text:p>
          </table:table-cell>
          <table:table-cell office:value-type="percentage" office:value="0.94489972893730623" table:style-name="ce35">
            <text:p>94,5%</text:p>
          </table:table-cell>
          <table:table-cell office:value-type="float" office:value="1219793" table:style-name="ce34">
            <text:p>1.219.793</text:p>
          </table:table-cell>
          <table:table-cell office:value-type="percentage" office:value="0.88064448124847483" table:style-name="ce35">
            <text:p>88,1%</text:p>
          </table:table-cell>
          <table:table-cell office:value-type="float" office:value="881380" table:style-name="ce34">
            <text:p>881.380</text:p>
          </table:table-cell>
          <table:table-cell office:value-type="percentage" office:value="0.77299321094142603" table:style-name="ce35">
            <text:p>77,3%</text:p>
          </table:table-cell>
          <table:table-cell office:value-type="float" office:value="702610" table:style-name="ce34">
            <text:p>702.610</text:p>
          </table:table-cell>
          <table:table-cell office:value-type="percentage" office:value="0.75657498018676128" table:style-name="ce35">
            <text:p>75,7%</text:p>
          </table:table-cell>
          <table:table-cell office:value-type="float" office:value="601405" table:style-name="ce34">
            <text:p>601.405</text:p>
          </table:table-cell>
          <table:table-cell office:value-type="percentage" office:value="0.79877727262464027" table:style-name="ce35">
            <text:p>79,9%</text:p>
          </table:table-cell>
          <table:table-cell office:value-type="float" office:value="6591019" table:style-name="ce34">
            <text:p>6.591.019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8446606436548703" table:style-name="ce35">
            <text:p>88,4%</text:p>
          </table:table-cell>
          <table:table-cell office:value-type="percentage" office:value="0.77867426333622036" table:style-name="ce35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829" table:style-name="ce37">
            <text:p>99.829</text:p>
          </table:table-cell>
          <table:table-cell office:value-type="percentage" office:value="1" table:style-name="ce38">
            <text:p>100,0%</text:p>
          </table:table-cell>
          <table:table-cell office:value-type="float" office:value="118358" table:style-name="ce37">
            <text:p>118.358</text:p>
          </table:table-cell>
          <table:table-cell office:value-type="percentage" office:value="0.9949812954478584" table:style-name="ce38">
            <text:p>99,5%</text:p>
          </table:table-cell>
          <table:table-cell office:value-type="float" office:value="152043" table:style-name="ce37">
            <text:p>152.043</text:p>
          </table:table-cell>
          <table:table-cell office:value-type="percentage" office:value="0.97234710648666278" table:style-name="ce38">
            <text:p>97,2%</text:p>
          </table:table-cell>
          <table:table-cell office:value-type="float" office:value="183186" table:style-name="ce37">
            <text:p>183.186</text:p>
          </table:table-cell>
          <table:table-cell office:value-type="percentage" office:value="0.92394056469591357" table:style-name="ce38">
            <text:p>92,4%</text:p>
          </table:table-cell>
          <table:table-cell office:value-type="float" office:value="183715" table:style-name="ce37">
            <text:p>183.715</text:p>
          </table:table-cell>
          <table:table-cell office:value-type="percentage" office:value="0.85471497094578563" table:style-name="ce38">
            <text:p>85,5%</text:p>
          </table:table-cell>
          <table:table-cell office:value-type="float" office:value="119477" table:style-name="ce37">
            <text:p>119.477</text:p>
          </table:table-cell>
          <table:table-cell office:value-type="percentage" office:value="0.72725003956514855" table:style-name="ce38">
            <text:p>72,7%</text:p>
          </table:table-cell>
          <table:table-cell office:value-type="float" office:value="97122" table:style-name="ce37">
            <text:p>97.122</text:p>
          </table:table-cell>
          <table:table-cell office:value-type="percentage" office:value="0.74479490187958686" table:style-name="ce38">
            <text:p>74,5%</text:p>
          </table:table-cell>
          <table:table-cell office:value-type="float" office:value="81225" table:style-name="ce37">
            <text:p>81.225</text:p>
          </table:table-cell>
          <table:table-cell office:value-type="percentage" office:value="0.78775858557448908" table:style-name="ce38">
            <text:p>78,8%</text:p>
          </table:table-cell>
          <table:table-cell office:value-type="float" office:value="1034955" table:style-name="ce37">
            <text:p>1.034.955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732809960730179" table:style-name="ce38">
            <text:p>87,3%</text:p>
          </table:table-cell>
          <table:table-cell office:value-type="percentage" office:value="0.77851813349120014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99" table:style-name="ce37">
            <text:p>88.099</text:p>
          </table:table-cell>
          <table:table-cell office:value-type="percentage" office:value="1" table:style-name="ce38">
            <text:p>100,0%</text:p>
          </table:table-cell>
          <table:table-cell office:value-type="float" office:value="113839" table:style-name="ce37">
            <text:p>113.839</text:p>
          </table:table-cell>
          <table:table-cell office:value-type="percentage" office:value="1" table:style-name="ce38">
            <text:p>100,0%</text:p>
          </table:table-cell>
          <table:table-cell office:value-type="float" office:value="146955" table:style-name="ce37">
            <text:p>146.955</text:p>
          </table:table-cell>
          <table:table-cell office:value-type="percentage" office:value="0.98197818939940662" table:style-name="ce38">
            <text:p>98,2%</text:p>
          </table:table-cell>
          <table:table-cell office:value-type="float" office:value="151938" table:style-name="ce37">
            <text:p>151.938</text:p>
          </table:table-cell>
          <table:table-cell office:value-type="percentage" office:value="0.934169510283132" table:style-name="ce38">
            <text:p>93,4%</text:p>
          </table:table-cell>
          <table:table-cell office:value-type="float" office:value="148943" table:style-name="ce37">
            <text:p>148.943</text:p>
          </table:table-cell>
          <table:table-cell office:value-type="percentage" office:value="0.8919116370147252" table:style-name="ce38">
            <text:p>89,2%</text:p>
          </table:table-cell>
          <table:table-cell office:value-type="float" office:value="88112" table:style-name="ce37">
            <text:p>88.112</text:p>
          </table:table-cell>
          <table:table-cell office:value-type="percentage" office:value="0.76986658045801259" table:style-name="ce38">
            <text:p>77,0%</text:p>
          </table:table-cell>
          <table:table-cell office:value-type="float" office:value="63299" table:style-name="ce37">
            <text:p>63.299</text:p>
          </table:table-cell>
          <table:table-cell office:value-type="percentage" office:value="0.80012893276535502" table:style-name="ce38">
            <text:p>80,0%</text:p>
          </table:table-cell>
          <table:table-cell office:value-type="float" office:value="57332" table:style-name="ce37">
            <text:p>57.332</text:p>
          </table:table-cell>
          <table:table-cell office:value-type="percentage" office:value="0.89581250000000001" table:style-name="ce38">
            <text:p>89,6%</text:p>
          </table:table-cell>
          <table:table-cell office:value-type="float" office:value="858517" table:style-name="ce37">
            <text:p>858.517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925493105992229" table:style-name="ce38">
            <text:p>91,9%</text:p>
          </table:table-cell>
          <table:table-cell office:value-type="percentage" office:value="0.8426879495555486" table:style-name="ce38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97" table:style-name="ce37">
            <text:p>50.797</text:p>
          </table:table-cell>
          <table:table-cell office:value-type="percentage" office:value="1" table:style-name="ce38">
            <text:p>100,0%</text:p>
          </table:table-cell>
          <table:table-cell office:value-type="float" office:value="78630" table:style-name="ce37">
            <text:p>78.630</text:p>
          </table:table-cell>
          <table:table-cell office:value-type="percentage" office:value="0.9765760842565453" table:style-name="ce38">
            <text:p>97,7%</text:p>
          </table:table-cell>
          <table:table-cell office:value-type="float" office:value="108849" table:style-name="ce37">
            <text:p>108.849</text:p>
          </table:table-cell>
          <table:table-cell office:value-type="percentage" office:value="0.92850014074775444" table:style-name="ce38">
            <text:p>92,9%</text:p>
          </table:table-cell>
          <table:table-cell office:value-type="float" office:value="147577" table:style-name="ce37">
            <text:p>147.577</text:p>
          </table:table-cell>
          <table:table-cell office:value-type="percentage" office:value="0.89010657611416366" table:style-name="ce38">
            <text:p>89,0%</text:p>
          </table:table-cell>
          <table:table-cell office:value-type="float" office:value="162560" table:style-name="ce37">
            <text:p>162.560</text:p>
          </table:table-cell>
          <table:table-cell office:value-type="percentage" office:value="0.78846788118658206" table:style-name="ce38">
            <text:p>78,8%</text:p>
          </table:table-cell>
          <table:table-cell office:value-type="float" office:value="118477" table:style-name="ce37">
            <text:p>118.477</text:p>
          </table:table-cell>
          <table:table-cell office:value-type="percentage" office:value="0.65030435761058691" table:style-name="ce38">
            <text:p>65,0%</text:p>
          </table:table-cell>
          <table:table-cell office:value-type="float" office:value="89546" table:style-name="ce37">
            <text:p>89.546</text:p>
          </table:table-cell>
          <table:table-cell office:value-type="percentage" office:value="0.64915689202708382" table:style-name="ce38">
            <text:p>64,9%</text:p>
          </table:table-cell>
          <table:table-cell office:value-type="float" office:value="69758" table:style-name="ce37">
            <text:p>69.758</text:p>
          </table:table-cell>
          <table:table-cell office:value-type="percentage" office:value="0.73060326770004191" table:style-name="ce38">
            <text:p>73,1%</text:p>
          </table:table-cell>
          <table:table-cell office:value-type="float" office:value="826194" table:style-name="ce37">
            <text:p>826.194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835766335190894" table:style-name="ce38">
            <text:p>79,8%</text:p>
          </table:table-cell>
          <table:table-cell office:value-type="percentage" office:value="0.70521867315156161" table:style-name="ce38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99" table:style-name="ce37">
            <text:p>91.699</text:p>
          </table:table-cell>
          <table:table-cell office:value-type="percentage" office:value="1" table:style-name="ce38">
            <text:p>100,0%</text:p>
          </table:table-cell>
          <table:table-cell office:value-type="float" office:value="149943" table:style-name="ce37">
            <text:p>149.943</text:p>
          </table:table-cell>
          <table:table-cell office:value-type="percentage" office:value="0.97031016430360251" table:style-name="ce38">
            <text:p>97,0%</text:p>
          </table:table-cell>
          <table:table-cell office:value-type="float" office:value="219525" table:style-name="ce37">
            <text:p>219.525</text:p>
          </table:table-cell>
          <table:table-cell office:value-type="percentage" office:value="0.93378336991475674" table:style-name="ce38">
            <text:p>93,4%</text:p>
          </table:table-cell>
          <table:table-cell office:value-type="float" office:value="316792" table:style-name="ce37">
            <text:p>316.792</text:p>
          </table:table-cell>
          <table:table-cell office:value-type="percentage" office:value="0.9037978728260373" table:style-name="ce38">
            <text:p>90,4%</text:p>
          </table:table-cell>
          <table:table-cell office:value-type="float" office:value="311128" table:style-name="ce37">
            <text:p>311.128</text:p>
          </table:table-cell>
          <table:table-cell office:value-type="percentage" office:value="0.80203338798321322" table:style-name="ce38">
            <text:p>80,2%</text:p>
          </table:table-cell>
          <table:table-cell office:value-type="float" office:value="217729" table:style-name="ce37">
            <text:p>217.729</text:p>
          </table:table-cell>
          <table:table-cell office:value-type="percentage" office:value="0.70024185196858502" table:style-name="ce38">
            <text:p>70,0%</text:p>
          </table:table-cell>
          <table:table-cell office:value-type="float" office:value="172578" table:style-name="ce37">
            <text:p>172.578</text:p>
          </table:table-cell>
          <table:table-cell office:value-type="percentage" office:value="0.68551885218551889" table:style-name="ce38">
            <text:p>68,6%</text:p>
          </table:table-cell>
          <table:table-cell office:value-type="float" office:value="134363" table:style-name="ce37">
            <text:p>134.363</text:p>
          </table:table-cell>
          <table:table-cell office:value-type="percentage" office:value="0.74730390384711642" table:style-name="ce38">
            <text:p>74,7%</text:p>
          </table:table-cell>
          <table:table-cell office:value-type="float" office:value="1613757" table:style-name="ce37">
            <text:p>1.613.757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2302039908729918" table:style-name="ce38">
            <text:p>82,3%</text:p>
          </table:table-cell>
          <table:table-cell office:value-type="percentage" office:value="0.74163262792561602" table:style-name="ce38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806" table:style-name="ce37">
            <text:p>41.806</text:p>
          </table:table-cell>
          <table:table-cell office:value-type="percentage" office:value="1" table:style-name="ce38">
            <text:p>100,0%</text:p>
          </table:table-cell>
          <table:table-cell office:value-type="float" office:value="55655" table:style-name="ce37">
            <text:p>55.655</text:p>
          </table:table-cell>
          <table:table-cell office:value-type="percentage" office:value="1" table:style-name="ce38">
            <text:p>100,0%</text:p>
          </table:table-cell>
          <table:table-cell office:value-type="float" office:value="76046" table:style-name="ce37">
            <text:p>76.046</text:p>
          </table:table-cell>
          <table:table-cell office:value-type="percentage" office:value="0.9832051199172539" table:style-name="ce38">
            <text:p>98,3%</text:p>
          </table:table-cell>
          <table:table-cell office:value-type="float" office:value="83438" table:style-name="ce37">
            <text:p>83.438</text:p>
          </table:table-cell>
          <table:table-cell office:value-type="percentage" office:value="0.92745987283802411" table:style-name="ce38">
            <text:p>92,7%</text:p>
          </table:table-cell>
          <table:table-cell office:value-type="float" office:value="86419" table:style-name="ce37">
            <text:p>86.419</text:p>
          </table:table-cell>
          <table:table-cell office:value-type="percentage" office:value="0.88391003283249292" table:style-name="ce38">
            <text:p>88,4%</text:p>
          </table:table-cell>
          <table:table-cell office:value-type="float" office:value="52438" table:style-name="ce37">
            <text:p>52.438</text:p>
          </table:table-cell>
          <table:table-cell office:value-type="percentage" office:value="0.74408638769457802" table:style-name="ce38">
            <text:p>74,4%</text:p>
          </table:table-cell>
          <table:table-cell office:value-type="float" office:value="38157" table:style-name="ce37">
            <text:p>38.157</text:p>
          </table:table-cell>
          <table:table-cell office:value-type="percentage" office:value="0.7555093555093555" table:style-name="ce38">
            <text:p>75,6%</text:p>
          </table:table-cell>
          <table:table-cell office:value-type="float" office:value="34679" table:style-name="ce37">
            <text:p>34.679</text:p>
          </table:table-cell>
          <table:table-cell office:value-type="percentage" office:value="0.7888224188522166" table:style-name="ce38">
            <text:p>78,9%</text:p>
          </table:table-cell>
          <table:table-cell office:value-type="float" office:value="468638" table:style-name="ce37">
            <text:p>468.638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9413062101360929" table:style-name="ce38">
            <text:p>89,4%</text:p>
          </table:table-cell>
          <table:table-cell office:value-type="percentage" office:value="0.8039697720897917" table:style-name="ce38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693" table:style-name="ce37">
            <text:p>226.693</text:p>
          </table:table-cell>
          <table:table-cell office:value-type="percentage" office:value="1" table:style-name="ce38">
            <text:p>100,0%</text:p>
          </table:table-cell>
          <table:table-cell office:value-type="float" office:value="248848" table:style-name="ce37">
            <text:p>248.848</text:p>
          </table:table-cell>
          <table:table-cell office:value-type="percentage" office:value="1" table:style-name="ce38">
            <text:p>100,0%</text:p>
          </table:table-cell>
          <table:table-cell office:value-type="float" office:value="316854" table:style-name="ce37">
            <text:p>316.854</text:p>
          </table:table-cell>
          <table:table-cell office:value-type="percentage" office:value="0.99459781841010753" table:style-name="ce38">
            <text:p>99,5%</text:p>
          </table:table-cell>
          <table:table-cell office:value-type="float" office:value="347605" table:style-name="ce37">
            <text:p>347.605</text:p>
          </table:table-cell>
          <table:table-cell office:value-type="percentage" office:value="0.91193021578015343" table:style-name="ce38">
            <text:p>91,2%</text:p>
          </table:table-cell>
          <table:table-cell office:value-type="float" office:value="313744" table:style-name="ce37">
            <text:p>313.744</text:p>
          </table:table-cell>
          <table:table-cell office:value-type="percentage" office:value="0.86358293995403312" table:style-name="ce38">
            <text:p>86,4%</text:p>
          </table:table-cell>
          <table:table-cell office:value-type="float" office:value="202902" table:style-name="ce37">
            <text:p>202.902</text:p>
          </table:table-cell>
          <table:table-cell office:value-type="percentage" office:value="0.75771053427588753" table:style-name="ce38">
            <text:p>75,8%</text:p>
          </table:table-cell>
          <table:table-cell office:value-type="float" office:value="160937" table:style-name="ce37">
            <text:p>160.937</text:p>
          </table:table-cell>
          <table:table-cell office:value-type="percentage" office:value="0.76271290863766905" table:style-name="ce38">
            <text:p>76,3%</text:p>
          </table:table-cell>
          <table:table-cell office:value-type="float" office:value="127093" table:style-name="ce37">
            <text:p>127.093</text:p>
          </table:table-cell>
          <table:table-cell office:value-type="percentage" office:value="0.76866736824279369" table:style-name="ce38">
            <text:p>76,9%</text:p>
          </table:table-cell>
          <table:table-cell office:value-type="float" office:value="1944676" table:style-name="ce37">
            <text:p>1.944.67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9358911854458101" table:style-name="ce38">
            <text:p>89,4%</text:p>
          </table:table-cell>
          <table:table-cell office:value-type="percentage" office:value="0.8120010789513461" table:style-name="ce38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6033" table:style-name="ce37">
            <text:p>136.033</text:p>
          </table:table-cell>
          <table:table-cell office:value-type="percentage" office:value="1" table:style-name="ce38">
            <text:p>100,0%</text:p>
          </table:table-cell>
          <table:table-cell office:value-type="float" office:value="156991" table:style-name="ce37">
            <text:p>156.991</text:p>
          </table:table-cell>
          <table:table-cell office:value-type="percentage" office:value="0.98673798404786894" table:style-name="ce38">
            <text:p>98,7%</text:p>
          </table:table-cell>
          <table:table-cell office:value-type="float" office:value="214968" table:style-name="ce37">
            <text:p>214.968</text:p>
          </table:table-cell>
          <table:table-cell office:value-type="percentage" office:value="0.98408745490835181" table:style-name="ce38">
            <text:p>98,4%</text:p>
          </table:table-cell>
          <table:table-cell office:value-type="float" office:value="276175" table:style-name="ce37">
            <text:p>276.175</text:p>
          </table:table-cell>
          <table:table-cell office:value-type="percentage" office:value="0.89819434235945339" table:style-name="ce38">
            <text:p>89,8%</text:p>
          </table:table-cell>
          <table:table-cell office:value-type="float" office:value="273988" table:style-name="ce37">
            <text:p>273.988</text:p>
          </table:table-cell>
          <table:table-cell office:value-type="percentage" office:value="0.82874729662285807" table:style-name="ce38">
            <text:p>82,9%</text:p>
          </table:table-cell>
          <table:table-cell office:value-type="float" office:value="191231" table:style-name="ce37">
            <text:p>191.231</text:p>
          </table:table-cell>
          <table:table-cell office:value-type="percentage" office:value="0.71918119901767952" table:style-name="ce38">
            <text:p>71,9%</text:p>
          </table:table-cell>
          <table:table-cell office:value-type="float" office:value="156242" table:style-name="ce37">
            <text:p>156.242</text:p>
          </table:table-cell>
          <table:table-cell office:value-type="percentage" office:value="0.71641394109744183" table:style-name="ce38">
            <text:p>71,6%</text:p>
          </table:table-cell>
          <table:table-cell office:value-type="float" office:value="132963" table:style-name="ce37">
            <text:p>132.963</text:p>
          </table:table-cell>
          <table:table-cell office:value-type="percentage" office:value="0.76427815970386037" table:style-name="ce38">
            <text:p>76,4%</text:p>
          </table:table-cell>
          <table:table-cell office:value-type="float" office:value="1538591" table:style-name="ce37">
            <text:p>1.538.591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506217436686746" table:style-name="ce38">
            <text:p>85,1%</text:p>
          </table:table-cell>
          <table:table-cell office:value-type="percentage" office:value="0.75228593878118799" table:style-name="ce38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439" table:style-name="ce37">
            <text:p>452.439</text:p>
          </table:table-cell>
          <table:table-cell office:value-type="percentage" office:value="1" table:style-name="ce38">
            <text:p>100,0%</text:p>
          </table:table-cell>
          <table:table-cell office:value-type="float" office:value="613334" table:style-name="ce37">
            <text:p>613.334</text:p>
          </table:table-cell>
          <table:table-cell office:value-type="percentage" office:value="0.96543636626936902" table:style-name="ce38">
            <text:p>96,5%</text:p>
          </table:table-cell>
          <table:table-cell office:value-type="float" office:value="784083" table:style-name="ce37">
            <text:p>784.083</text:p>
          </table:table-cell>
          <table:table-cell office:value-type="percentage" office:value="0.93612461556094673" table:style-name="ce38">
            <text:p>93,6%</text:p>
          </table:table-cell>
          <table:table-cell office:value-type="float" office:value="1007975" table:style-name="ce37">
            <text:p>1.007.975</text:p>
          </table:table-cell>
          <table:table-cell office:value-type="percentage" office:value="0.92324003004268262" table:style-name="ce38">
            <text:p>92,3%</text:p>
          </table:table-cell>
          <table:table-cell office:value-type="float" office:value="1096232" table:style-name="ce37">
            <text:p>1.096.232</text:p>
          </table:table-cell>
          <table:table-cell office:value-type="percentage" office:value="0.83252541285204917" table:style-name="ce38">
            <text:p>83,3%</text:p>
          </table:table-cell>
          <table:table-cell office:value-type="float" office:value="721704" table:style-name="ce37">
            <text:p>721.704</text:p>
          </table:table-cell>
          <table:table-cell office:value-type="percentage" office:value="0.69085590225261617" table:style-name="ce38">
            <text:p>69,1%</text:p>
          </table:table-cell>
          <table:table-cell office:value-type="float" office:value="571698" table:style-name="ce37">
            <text:p>571.698</text:p>
          </table:table-cell>
          <table:table-cell office:value-type="percentage" office:value="0.68145684707396881" table:style-name="ce38">
            <text:p>68,1%</text:p>
          </table:table-cell>
          <table:table-cell office:value-type="float" office:value="467668" table:style-name="ce37">
            <text:p>467.668</text:p>
          </table:table-cell>
          <table:table-cell office:value-type="percentage" office:value="0.71272818158819562" table:style-name="ce38">
            <text:p>71,3%</text:p>
          </table:table-cell>
          <table:table-cell office:value-type="float" office:value="5715133" table:style-name="ce37">
            <text:p>5.715.133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3209572590836822" table:style-name="ce38">
            <text:p>83,2%</text:p>
          </table:table-cell>
          <table:table-cell office:value-type="percentage" office:value="0.73454770586746654" table:style-name="ce38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82" table:style-name="ce37">
            <text:p>292.882</text:p>
          </table:table-cell>
          <table:table-cell office:value-type="percentage" office:value="1" table:style-name="ce38">
            <text:p>100,0%</text:p>
          </table:table-cell>
          <table:table-cell office:value-type="float" office:value="431223" table:style-name="ce37">
            <text:p>431.223</text:p>
          </table:table-cell>
          <table:table-cell office:value-type="percentage" office:value="0.98483768858681497" table:style-name="ce38">
            <text:p>98,5%</text:p>
          </table:table-cell>
          <table:table-cell office:value-type="float" office:value="562251" table:style-name="ce37">
            <text:p>562.251</text:p>
          </table:table-cell>
          <table:table-cell office:value-type="percentage" office:value="0.96818303921973803" table:style-name="ce38">
            <text:p>96,8%</text:p>
          </table:table-cell>
          <table:table-cell office:value-type="float" office:value="707528" table:style-name="ce37">
            <text:p>707.528</text:p>
          </table:table-cell>
          <table:table-cell office:value-type="percentage" office:value="0.94044400492334523" table:style-name="ce38">
            <text:p>94,0%</text:p>
          </table:table-cell>
          <table:table-cell office:value-type="float" office:value="740526" table:style-name="ce37">
            <text:p>740.526</text:p>
          </table:table-cell>
          <table:table-cell office:value-type="percentage" office:value="0.86958247415416845" table:style-name="ce38">
            <text:p>87,0%</text:p>
          </table:table-cell>
          <table:table-cell office:value-type="float" office:value="488884" table:style-name="ce37">
            <text:p>488.884</text:p>
          </table:table-cell>
          <table:table-cell office:value-type="percentage" office:value="0.75356796591646513" table:style-name="ce38">
            <text:p>75,4%</text:p>
          </table:table-cell>
          <table:table-cell office:value-type="float" office:value="399969" table:style-name="ce37">
            <text:p>399.969</text:p>
          </table:table-cell>
          <table:table-cell office:value-type="percentage" office:value="0.77494449029888046" table:style-name="ce38">
            <text:p>77,5%</text:p>
          </table:table-cell>
          <table:table-cell office:value-type="float" office:value="342047" table:style-name="ce37">
            <text:p>342.047</text:p>
          </table:table-cell>
          <table:table-cell office:value-type="percentage" office:value="0.80570559040446987" table:style-name="ce38">
            <text:p>80,6%</text:p>
          </table:table-cell>
          <table:table-cell office:value-type="float" office:value="3965310" table:style-name="ce37">
            <text:p>3.965.310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8344574385106334" table:style-name="ce38">
            <text:p>88,3%</text:p>
          </table:table-cell>
          <table:table-cell office:value-type="percentage" office:value="0.78406826654180561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30" table:style-name="ce37">
            <text:p>77.330</text:p>
          </table:table-cell>
          <table:table-cell office:value-type="percentage" office:value="1" table:style-name="ce38">
            <text:p>100,0%</text:p>
          </table:table-cell>
          <table:table-cell office:value-type="float" office:value="95362" table:style-name="ce37">
            <text:p>95.362</text:p>
          </table:table-cell>
          <table:table-cell office:value-type="percentage" office:value="1" table:style-name="ce38">
            <text:p>100,0%</text:p>
          </table:table-cell>
          <table:table-cell office:value-type="float" office:value="131337" table:style-name="ce37">
            <text:p>131.337</text:p>
          </table:table-cell>
          <table:table-cell office:value-type="percentage" office:value="1.0482054638179685" table:style-name="ce38">
            <text:p>104,8%</text:p>
          </table:table-cell>
          <table:table-cell office:value-type="float" office:value="160004" table:style-name="ce37">
            <text:p>160.004</text:p>
          </table:table-cell>
          <table:table-cell office:value-type="percentage" office:value="0.94556070347957644" table:style-name="ce38">
            <text:p>94,6%</text:p>
          </table:table-cell>
          <table:table-cell office:value-type="float" office:value="143916" table:style-name="ce37">
            <text:p>143.916</text:p>
          </table:table-cell>
          <table:table-cell office:value-type="percentage" office:value="0.90232861424254207" table:style-name="ce38">
            <text:p>90,2%</text:p>
          </table:table-cell>
          <table:table-cell office:value-type="float" office:value="109281" table:style-name="ce37">
            <text:p>109.281</text:p>
          </table:table-cell>
          <table:table-cell office:value-type="percentage" office:value="0.81871305598633493" table:style-name="ce38">
            <text:p>81,9%</text:p>
          </table:table-cell>
          <table:table-cell office:value-type="float" office:value="87792" table:style-name="ce37">
            <text:p>87.792</text:p>
          </table:table-cell>
          <table:table-cell office:value-type="percentage" office:value="0.77472643840451816" table:style-name="ce38">
            <text:p>77,5%</text:p>
          </table:table-cell>
          <table:table-cell office:value-type="float" office:value="70766" table:style-name="ce37">
            <text:p>70.766</text:p>
          </table:table-cell>
          <table:table-cell office:value-type="percentage" office:value="0.83499705014749259" table:style-name="ce38">
            <text:p>83,5%</text:p>
          </table:table-cell>
          <table:table-cell office:value-type="float" office:value="875788" table:style-name="ce37">
            <text:p>875.788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855885601251053" table:style-name="ce38">
            <text:p>91,9%</text:p>
          </table:table-cell>
          <table:table-cell office:value-type="percentage" office:value="0.82311907946243701" table:style-name="ce38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400" table:style-name="ce37">
            <text:p>240.400</text:p>
          </table:table-cell>
          <table:table-cell office:value-type="percentage" office:value="1" table:style-name="ce38">
            <text:p>100,0%</text:p>
          </table:table-cell>
          <table:table-cell office:value-type="float" office:value="289600" table:style-name="ce37">
            <text:p>289.600</text:p>
          </table:table-cell>
          <table:table-cell office:value-type="percentage" office:value="0.99944092047956601" table:style-name="ce38">
            <text:p>99,9%</text:p>
          </table:table-cell>
          <table:table-cell office:value-type="float" office:value="342595" table:style-name="ce37">
            <text:p>342.595</text:p>
          </table:table-cell>
          <table:table-cell office:value-type="percentage" office:value="0.98751322324293012" table:style-name="ce38">
            <text:p>98,8%</text:p>
          </table:table-cell>
          <table:table-cell office:value-type="float" office:value="386715" table:style-name="ce37">
            <text:p>386.715</text:p>
          </table:table-cell>
          <table:table-cell office:value-type="percentage" office:value="0.95276048377758449" table:style-name="ce38">
            <text:p>95,3%</text:p>
          </table:table-cell>
          <table:table-cell office:value-type="float" office:value="400625" table:style-name="ce37">
            <text:p>400.625</text:p>
          </table:table-cell>
          <table:table-cell office:value-type="percentage" office:value="0.90389444543467024" table:style-name="ce38">
            <text:p>90,4%</text:p>
          </table:table-cell>
          <table:table-cell office:value-type="float" office:value="252243" table:style-name="ce37">
            <text:p>252.243</text:p>
          </table:table-cell>
          <table:table-cell office:value-type="percentage" office:value="0.77995287686142578" table:style-name="ce38">
            <text:p>78,0%</text:p>
          </table:table-cell>
          <table:table-cell office:value-type="float" office:value="186061" table:style-name="ce37">
            <text:p>186.061</text:p>
          </table:table-cell>
          <table:table-cell office:value-type="percentage" office:value="0.80552512977257873" table:style-name="ce38">
            <text:p>80,6%</text:p>
          </table:table-cell>
          <table:table-cell office:value-type="float" office:value="157863" table:style-name="ce37">
            <text:p>157.863</text:p>
          </table:table-cell>
          <table:table-cell office:value-type="percentage" office:value="0.8769825617892637" table:style-name="ce38">
            <text:p>87,7%</text:p>
          </table:table-cell>
          <table:table-cell office:value-type="float" office:value="2256102" table:style-name="ce37">
            <text:p>2.256.102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917081177935844" table:style-name="ce38">
            <text:p>91,9%</text:p>
          </table:table-cell>
          <table:table-cell office:value-type="percentage" office:value="0.83503077001087045" table:style-name="ce38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7" table:style-name="ce37">
            <text:p>23.147</text:p>
          </table:table-cell>
          <table:table-cell office:value-type="percentage" office:value="1" table:style-name="ce38">
            <text:p>100,0%</text:p>
          </table:table-cell>
          <table:table-cell office:value-type="float" office:value="28535" table:style-name="ce37">
            <text:p>28.535</text:p>
          </table:table-cell>
          <table:table-cell office:value-type="percentage" office:value="1" table:style-name="ce38">
            <text:p>100,0%</text:p>
          </table:table-cell>
          <table:table-cell office:value-type="float" office:value="37362" table:style-name="ce37">
            <text:p>37.362</text:p>
          </table:table-cell>
          <table:table-cell office:value-type="percentage" office:value="0.99056153560634175" table:style-name="ce38">
            <text:p>99,1%</text:p>
          </table:table-cell>
          <table:table-cell office:value-type="float" office:value="44618" table:style-name="ce37">
            <text:p>44.618</text:p>
          </table:table-cell>
          <table:table-cell office:value-type="percentage" office:value="0.93609432695535411" table:style-name="ce38">
            <text:p>93,6%</text:p>
          </table:table-cell>
          <table:table-cell office:value-type="float" office:value="46459" table:style-name="ce37">
            <text:p>46.459</text:p>
          </table:table-cell>
          <table:table-cell office:value-type="percentage" office:value="0.87746236802840571" table:style-name="ce38">
            <text:p>87,7%</text:p>
          </table:table-cell>
          <table:table-cell office:value-type="float" office:value="29526" table:style-name="ce37">
            <text:p>29.526</text:p>
          </table:table-cell>
          <table:table-cell office:value-type="percentage" office:value="0.75093466263129782" table:style-name="ce38">
            <text:p>75,1%</text:p>
          </table:table-cell>
          <table:table-cell office:value-type="float" office:value="21956" table:style-name="ce37">
            <text:p>21.956</text:p>
          </table:table-cell>
          <table:table-cell office:value-type="percentage" office:value="0.72086151421629785" table:style-name="ce38">
            <text:p>72,1%</text:p>
          </table:table-cell>
          <table:table-cell office:value-type="float" office:value="19494" table:style-name="ce37">
            <text:p>19.494</text:p>
          </table:table-cell>
          <table:table-cell office:value-type="percentage" office:value="0.76351245495848352" table:style-name="ce38">
            <text:p>76,4%</text:p>
          </table:table-cell>
          <table:table-cell office:value-type="float" office:value="251097" table:style-name="ce37">
            <text:p>251.097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8423777159559114" table:style-name="ce38">
            <text:p>88,4%</text:p>
          </table:table-cell>
          <table:table-cell office:value-type="percentage" office:value="0.78488906393593283" table:style-name="ce38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469" table:style-name="ce37">
            <text:p>370.469</text:p>
          </table:table-cell>
          <table:table-cell office:value-type="percentage" office:value="1" table:style-name="ce38">
            <text:p>100,0%</text:p>
          </table:table-cell>
          <table:table-cell office:value-type="float" office:value="507981" table:style-name="ce37">
            <text:p>507.981</text:p>
          </table:table-cell>
          <table:table-cell office:value-type="percentage" office:value="0.96559465177415649" table:style-name="ce38">
            <text:p>96,6%</text:p>
          </table:table-cell>
          <table:table-cell office:value-type="float" office:value="673539" table:style-name="ce37">
            <text:p>673.539</text:p>
          </table:table-cell>
          <table:table-cell office:value-type="percentage" office:value="0.95765245840104762" table:style-name="ce38">
            <text:p>95,8%</text:p>
          </table:table-cell>
          <table:table-cell office:value-type="float" office:value="927039" table:style-name="ce37">
            <text:p>927.039</text:p>
          </table:table-cell>
          <table:table-cell office:value-type="percentage" office:value="0.95297615192699703" table:style-name="ce38">
            <text:p>95,3%</text:p>
          </table:table-cell>
          <table:table-cell office:value-type="float" office:value="997802" table:style-name="ce37">
            <text:p>997.802</text:p>
          </table:table-cell>
          <table:table-cell office:value-type="percentage" office:value="0.85576914005579896" table:style-name="ce38">
            <text:p>85,6%</text:p>
          </table:table-cell>
          <table:table-cell office:value-type="float" office:value="696472" table:style-name="ce37">
            <text:p>696.472</text:p>
          </table:table-cell>
          <table:table-cell office:value-type="percentage" office:value="0.73340634345646771" table:style-name="ce38">
            <text:p>73,3%</text:p>
          </table:table-cell>
          <table:table-cell office:value-type="float" office:value="541688" table:style-name="ce37">
            <text:p>541.688</text:p>
          </table:table-cell>
          <table:table-cell office:value-type="percentage" office:value="0.72957069261591301" table:style-name="ce38">
            <text:p>73,0%</text:p>
          </table:table-cell>
          <table:table-cell office:value-type="float" office:value="401759" table:style-name="ce37">
            <text:p>401.759</text:p>
          </table:table-cell>
          <table:table-cell office:value-type="percentage" office:value="0.72579677784160912" table:style-name="ce38">
            <text:p>72,6%</text:p>
          </table:table-cell>
          <table:table-cell office:value-type="float" office:value="5116749" table:style-name="ce37">
            <text:p>5.116.749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5593893010247513" table:style-name="ce38">
            <text:p>85,6%</text:p>
          </table:table-cell>
          <table:table-cell office:value-type="percentage" office:value="0.75469521030435904" table:style-name="ce38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814" table:style-name="ce37">
            <text:p>72.814</text:p>
          </table:table-cell>
          <table:table-cell office:value-type="percentage" office:value="1" table:style-name="ce38">
            <text:p>100,0%</text:p>
          </table:table-cell>
          <table:table-cell office:value-type="float" office:value="101065" table:style-name="ce37">
            <text:p>101.065</text:p>
          </table:table-cell>
          <table:table-cell office:value-type="percentage" office:value="0.9821766975383629" table:style-name="ce38">
            <text:p>98,2%</text:p>
          </table:table-cell>
          <table:table-cell office:value-type="float" office:value="144782" table:style-name="ce37">
            <text:p>144.782</text:p>
          </table:table-cell>
          <table:table-cell office:value-type="percentage" office:value="0.98552164945646625" table:style-name="ce38">
            <text:p>98,6%</text:p>
          </table:table-cell>
          <table:table-cell office:value-type="float" office:value="203687" table:style-name="ce37">
            <text:p>203.687</text:p>
          </table:table-cell>
          <table:table-cell office:value-type="percentage" office:value="0.95512904677945754" table:style-name="ce38">
            <text:p>95,5%</text:p>
          </table:table-cell>
          <table:table-cell office:value-type="float" office:value="224159" table:style-name="ce37">
            <text:p>224.159</text:p>
          </table:table-cell>
          <table:table-cell office:value-type="percentage" office:value="0.88197059297992975" table:style-name="ce38">
            <text:p>88,2%</text:p>
          </table:table-cell>
          <table:table-cell office:value-type="float" office:value="156562" table:style-name="ce37">
            <text:p>156.562</text:p>
          </table:table-cell>
          <table:table-cell office:value-type="percentage" office:value="0.74908972598479451" table:style-name="ce38">
            <text:p>74,9%</text:p>
          </table:table-cell>
          <table:table-cell office:value-type="float" office:value="128429" table:style-name="ce37">
            <text:p>128.429</text:p>
          </table:table-cell>
          <table:table-cell office:value-type="percentage" office:value="0.74560517393525616" table:style-name="ce38">
            <text:p>74,6%</text:p>
          </table:table-cell>
          <table:table-cell office:value-type="float" office:value="109366" table:style-name="ce37">
            <text:p>109.366</text:p>
          </table:table-cell>
          <table:table-cell office:value-type="percentage" office:value="0.77075845349345284" table:style-name="ce38">
            <text:p>77,1%</text:p>
          </table:table-cell>
          <table:table-cell office:value-type="float" office:value="1140864" table:style-name="ce37">
            <text:p>1.140.864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7079748148476077" table:style-name="ce38">
            <text:p>87,1%</text:p>
          </table:table-cell>
          <table:table-cell office:value-type="percentage" office:value="0.75491364439130226" table:style-name="ce38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93" table:style-name="ce37">
            <text:p>42.093</text:p>
          </table:table-cell>
          <table:table-cell office:value-type="percentage" office:value="1" table:style-name="ce38">
            <text:p>100,0%</text:p>
          </table:table-cell>
          <table:table-cell office:value-type="float" office:value="55700" table:style-name="ce37">
            <text:p>55.700</text:p>
          </table:table-cell>
          <table:table-cell office:value-type="percentage" office:value="0.99835101806710635" table:style-name="ce38">
            <text:p>99,8%</text:p>
          </table:table-cell>
          <table:table-cell office:value-type="float" office:value="71375" table:style-name="ce37">
            <text:p>71.375</text:p>
          </table:table-cell>
          <table:table-cell office:value-type="percentage" office:value="0.96656464980228585" table:style-name="ce38">
            <text:p>96,7%</text:p>
          </table:table-cell>
          <table:table-cell office:value-type="float" office:value="90391" table:style-name="ce37">
            <text:p>90.391</text:p>
          </table:table-cell>
          <table:table-cell office:value-type="percentage" office:value="0.93481498334953561" table:style-name="ce38">
            <text:p>93,5%</text:p>
          </table:table-cell>
          <table:table-cell office:value-type="float" office:value="93314" table:style-name="ce37">
            <text:p>93.314</text:p>
          </table:table-cell>
          <table:table-cell office:value-type="percentage" office:value="0.86400251847188014" table:style-name="ce38">
            <text:p>86,4%</text:p>
          </table:table-cell>
          <table:table-cell office:value-type="float" office:value="61025" table:style-name="ce37">
            <text:p>61.025</text:p>
          </table:table-cell>
          <table:table-cell office:value-type="percentage" office:value="0.75023665801994077" table:style-name="ce38">
            <text:p>75,0%</text:p>
          </table:table-cell>
          <table:table-cell office:value-type="float" office:value="52571" table:style-name="ce37">
            <text:p>52.571</text:p>
          </table:table-cell>
          <table:table-cell office:value-type="percentage" office:value="0.77166174937983467" table:style-name="ce38">
            <text:p>77,2%</text:p>
          </table:table-cell>
          <table:table-cell office:value-type="float" office:value="44439" table:style-name="ce37">
            <text:p>44.439</text:p>
          </table:table-cell>
          <table:table-cell office:value-type="percentage" office:value="0.78809321132155774" table:style-name="ce38">
            <text:p>78,8%</text:p>
          </table:table-cell>
          <table:table-cell office:value-type="float" office:value="510908" table:style-name="ce37">
            <text:p>510.908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882426198151209" table:style-name="ce38">
            <text:p>87,9%</text:p>
          </table:table-cell>
          <table:table-cell office:value-type="percentage" office:value="0.77270163052766427" table:style-name="ce38">
            <text:p>7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08" table:style-name="ce37">
            <text:p>161.708</text:p>
          </table:table-cell>
          <table:table-cell office:value-type="percentage" office:value="1.0237923393478949" table:style-name="ce38">
            <text:p>102,4%</text:p>
          </table:table-cell>
          <table:table-cell office:value-type="float" office:value="212001" table:style-name="ce37">
            <text:p>212.001</text:p>
          </table:table-cell>
          <table:table-cell office:value-type="percentage" office:value="0.99493150492066396" table:style-name="ce38">
            <text:p>99,5%</text:p>
          </table:table-cell>
          <table:table-cell office:value-type="float" office:value="272615" table:style-name="ce37">
            <text:p>272.615</text:p>
          </table:table-cell>
          <table:table-cell office:value-type="percentage" office:value="0.97321138516130645" table:style-name="ce38">
            <text:p>97,3%</text:p>
          </table:table-cell>
          <table:table-cell office:value-type="float" office:value="319404" table:style-name="ce37">
            <text:p>319.404</text:p>
          </table:table-cell>
          <table:table-cell office:value-type="percentage" office:value="0.93948708294972894" table:style-name="ce38">
            <text:p>93,9%</text:p>
          </table:table-cell>
          <table:table-cell office:value-type="float" office:value="313836" table:style-name="ce37">
            <text:p>313.836</text:p>
          </table:table-cell>
          <table:table-cell office:value-type="percentage" office:value="0.86663187282020693" table:style-name="ce38">
            <text:p>86,7%</text:p>
          </table:table-cell>
          <table:table-cell office:value-type="float" office:value="192575" table:style-name="ce37">
            <text:p>192.575</text:p>
          </table:table-cell>
          <table:table-cell office:value-type="percentage" office:value="0.73912943352920635" table:style-name="ce38">
            <text:p>73,9%</text:p>
          </table:table-cell>
          <table:table-cell office:value-type="float" office:value="150210" table:style-name="ce37">
            <text:p>150.210</text:p>
          </table:table-cell>
          <table:table-cell office:value-type="percentage" office:value="0.7453332936377981" table:style-name="ce38">
            <text:p>74,5%</text:p>
          </table:table-cell>
          <table:table-cell office:value-type="float" office:value="134471" table:style-name="ce37">
            <text:p>134.471</text:p>
          </table:table-cell>
          <table:table-cell office:value-type="percentage" office:value="0.79754575756497392" table:style-name="ce38">
            <text:p>79,8%</text:p>
          </table:table-cell>
          <table:table-cell office:value-type="float" office:value="1756820" table:style-name="ce37">
            <text:p>1.756.820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551939244222233" table:style-name="ce38">
            <text:p>88,6%</text:p>
          </table:table-cell>
          <table:table-cell office:value-type="percentage" office:value="0.79118074094890167" table:style-name="ce38">
            <text:p>79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4" table:style-name="ce37">
            <text:p>2.374</text:p>
          </table:table-cell>
          <table:table-cell office:value-type="percentage" office:value="0.91132437619961615" table:style-name="ce38">
            <text:p>91,1%</text:p>
          </table:table-cell>
          <table:table-cell office:value-type="float" office:value="3851" table:style-name="ce37">
            <text:p>3.851</text:p>
          </table:table-cell>
          <table:table-cell office:value-type="percentage" office:value="0.89184807781380271" table:style-name="ce38">
            <text:p>89,2%</text:p>
          </table:table-cell>
          <table:table-cell office:value-type="float" office:value="7454" table:style-name="ce37">
            <text:p>7.454</text:p>
          </table:table-cell>
          <table:table-cell office:value-type="percentage" office:value="0.94870815833015143" table:style-name="ce38">
            <text:p>94,9%</text:p>
          </table:table-cell>
          <table:table-cell office:value-type="float" office:value="10295" table:style-name="ce37">
            <text:p>10.295</text:p>
          </table:table-cell>
          <table:table-cell office:value-type="percentage" office:value="0.89087919695396334" table:style-name="ce38">
            <text:p>89,1%</text:p>
          </table:table-cell>
          <table:table-cell office:value-type="float" office:value="10670" table:style-name="ce37">
            <text:p>10.670</text:p>
          </table:table-cell>
          <table:table-cell office:value-type="percentage" office:value="0.84401202341401682" table:style-name="ce38">
            <text:p>84,4%</text:p>
          </table:table-cell>
          <table:table-cell office:value-type="float" office:value="8489" table:style-name="ce37">
            <text:p>8.489</text:p>
          </table:table-cell>
          <table:table-cell office:value-type="percentage" office:value="0.71372120396838745" table:style-name="ce38">
            <text:p>71,4%</text:p>
          </table:table-cell>
          <table:table-cell office:value-type="float" office:value="7949" table:style-name="ce37">
            <text:p>7.949</text:p>
          </table:table-cell>
          <table:table-cell office:value-type="percentage" office:value="0.72481079602443699" table:style-name="ce38">
            <text:p>72,5%</text:p>
          </table:table-cell>
          <table:table-cell office:value-type="float" office:value="6619" table:style-name="ce37">
            <text:p>6.619</text:p>
          </table:table-cell>
          <table:table-cell office:value-type="percentage" office:value="0.72529037913653294" table:style-name="ce38">
            <text:p>72,5%</text:p>
          </table:table-cell>
          <table:table-cell office:value-type="float" office:value="57701" table:style-name="ce37">
            <text:p>57.701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1309096033255834" table:style-name="ce38">
            <text:p>81,3%</text:p>
          </table:table-cell>
          <table:table-cell office:value-type="percentage" office:value="0.68526875846179425" table:style-name="ce38">
            <text:p>68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60" table:style-name="ce37">
            <text:p>1.960</text:p>
          </table:table-cell>
          <table:table-cell office:value-type="percentage" office:value="0.83439761600681139" table:style-name="ce38">
            <text:p>83,4%</text:p>
          </table:table-cell>
          <table:table-cell office:value-type="float" office:value="3229" table:style-name="ce37">
            <text:p>3.229</text:p>
          </table:table-cell>
          <table:table-cell office:value-type="percentage" office:value="0.86152614727854859" table:style-name="ce38">
            <text:p>86,2%</text:p>
          </table:table-cell>
          <table:table-cell office:value-type="float" office:value="6964" table:style-name="ce37">
            <text:p>6.964</text:p>
          </table:table-cell>
          <table:table-cell office:value-type="percentage" office:value="0.88974064136961795" table:style-name="ce38">
            <text:p>89,0%</text:p>
          </table:table-cell>
          <table:table-cell office:value-type="float" office:value="9423" table:style-name="ce37">
            <text:p>9.423</text:p>
          </table:table-cell>
          <table:table-cell office:value-type="percentage" office:value="0.83396760775289847" table:style-name="ce38">
            <text:p>83,4%</text:p>
          </table:table-cell>
          <table:table-cell office:value-type="float" office:value="9720" table:style-name="ce37">
            <text:p>9.720</text:p>
          </table:table-cell>
          <table:table-cell office:value-type="percentage" office:value="0.80986502249625059" table:style-name="ce38">
            <text:p>81,0%</text:p>
          </table:table-cell>
          <table:table-cell office:value-type="float" office:value="8029" table:style-name="ce37">
            <text:p>8.029</text:p>
          </table:table-cell>
          <table:table-cell office:value-type="percentage" office:value="0.66174894914695459" table:style-name="ce38">
            <text:p>66,2%</text:p>
          </table:table-cell>
          <table:table-cell office:value-type="float" office:value="7588" table:style-name="ce37">
            <text:p>7.588</text:p>
          </table:table-cell>
          <table:table-cell office:value-type="percentage" office:value="0.63259691538140894" table:style-name="ce38">
            <text:p>63,3%</text:p>
          </table:table-cell>
          <table:table-cell office:value-type="float" office:value="6677" table:style-name="ce37">
            <text:p>6.677</text:p>
          </table:table-cell>
          <table:table-cell office:value-type="percentage" office:value="0.69740965113850006" table:style-name="ce38">
            <text:p>69,7%</text:p>
          </table:table-cell>
          <table:table-cell office:value-type="float" office:value="53590" table:style-name="ce37">
            <text:p>53.590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5556558151338704" table:style-name="ce38">
            <text:p>75,6%</text:p>
          </table:table-cell>
          <table:table-cell office:value-type="percentage" office:value="0.61543938628324679" table:style-name="ce38">
            <text:p>61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8" table:style-name="ce37">
            <text:p>8.918</text:p>
          </table:table-cell>
          <table:table-cell office:value-type="string" table:style-name="ce38">
            <text:p>-</text:p>
          </table:table-cell>
          <table:table-cell office:value-type="float" office:value="20610" table:style-name="ce37">
            <text:p>20.610</text:p>
          </table:table-cell>
          <table:table-cell office:value-type="string" table:style-name="ce38">
            <text:p>-</text:p>
          </table:table-cell>
          <table:table-cell office:value-type="float" office:value="29824" table:style-name="ce37">
            <text:p>29.824</text:p>
          </table:table-cell>
          <table:table-cell office:value-type="string" table:style-name="ce38">
            <text:p>-</text:p>
          </table:table-cell>
          <table:table-cell office:value-type="float" office:value="22438" table:style-name="ce37">
            <text:p>22.438</text:p>
          </table:table-cell>
          <table:table-cell office:value-type="string" table:style-name="ce38">
            <text:p>-</text:p>
          </table:table-cell>
          <table:table-cell office:value-type="float" office:value="1136" table:style-name="ce37">
            <text:p>1.136</text:p>
          </table:table-cell>
          <table:table-cell office:value-type="string" table:style-name="ce38">
            <text:p>-</text:p>
          </table:table-cell>
          <table:table-cell office:value-type="float" office:value="86362" table:style-name="ce37">
            <text:p>86.362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2" table:style-name="ce40">
            <text:p>32</text:p>
          </table:table-cell>
          <table:table-cell office:value-type="string" table:style-name="ce41">
            <text:p>-</text:p>
          </table:table-cell>
          <table:table-cell office:value-type="float" office:value="202" table:style-name="ce40">
            <text:p>202</text:p>
          </table:table-cell>
          <table:table-cell office:value-type="string" table:style-name="ce41">
            <text:p>-</text:p>
          </table:table-cell>
          <table:table-cell office:value-type="float" office:value="590" table:style-name="ce40">
            <text:p>590</text:p>
          </table:table-cell>
          <table:table-cell office:value-type="string" table:style-name="ce41">
            <text:p>-</text:p>
          </table:table-cell>
          <table:table-cell office:value-type="float" office:value="1115" table:style-name="ce40">
            <text:p>1.115</text:p>
          </table:table-cell>
          <table:table-cell office:value-type="string" table:style-name="ce41">
            <text:p>-</text:p>
          </table:table-cell>
          <table:table-cell office:value-type="float" office:value="1217" table:style-name="ce40">
            <text:p>1.217</text:p>
          </table:table-cell>
          <table:table-cell office:value-type="string" table:style-name="ce41">
            <text:p>-</text:p>
          </table:table-cell>
          <table:table-cell office:value-type="float" office:value="1041" table:style-name="ce40">
            <text:p>1.041</text:p>
          </table:table-cell>
          <table:table-cell office:value-type="string" table:style-name="ce41">
            <text:p>-</text:p>
          </table:table-cell>
          <table:table-cell office:value-type="float" office:value="145" table:style-name="ce40">
            <text:p>145</text:p>
          </table:table-cell>
          <table:table-cell office:value-type="string" table:style-name="ce41">
            <text:p>-</text:p>
          </table:table-cell>
          <table:table-cell office:value-type="float" office:value="4367" table:style-name="ce40">
            <text:p>4.36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9930" table:style-name="ce44">
            <text:p>2.899.930</text:p>
          </table:table-cell>
          <table:table-cell office:value-type="percentage" office:value="1" table:style-name="ce45">
            <text:p>100,0%</text:p>
          </table:table-cell>
          <table:table-cell office:value-type="float" office:value="3912355" table:style-name="ce44">
            <text:p>3.912.355</text:p>
          </table:table-cell>
          <table:table-cell office:value-type="percentage" office:value="0.9879572075569848" table:style-name="ce45">
            <text:p>98,8%</text:p>
          </table:table-cell>
          <table:table-cell office:value-type="float" office:value="5188237" table:style-name="ce44">
            <text:p>5.188.237</text:p>
          </table:table-cell>
          <table:table-cell office:value-type="percentage" office:value="0.9721286508902216" table:style-name="ce45">
            <text:p>97,2%</text:p>
          </table:table-cell>
          <table:table-cell office:value-type="float" office:value="6578616" table:style-name="ce44">
            <text:p>6.578.616</text:p>
          </table:table-cell>
          <table:table-cell office:value-type="percentage" office:value="0.93535188146228809" table:style-name="ce45">
            <text:p>93,5%</text:p>
          </table:table-cell>
          <table:table-cell office:value-type="float" office:value="6799274" table:style-name="ce44">
            <text:p>6.799.274</text:p>
          </table:table-cell>
          <table:table-cell office:value-type="percentage" office:value="0.86156875222780482" table:style-name="ce45">
            <text:p>86,2%</text:p>
          </table:table-cell>
          <table:table-cell office:value-type="float" office:value="4627577" table:style-name="ce44">
            <text:p>4.627.577</text:p>
          </table:table-cell>
          <table:table-cell office:value-type="percentage" office:value="0.74274119988706988" table:style-name="ce45">
            <text:p>74,3%</text:p>
          </table:table-cell>
          <table:table-cell office:value-type="float" office:value="3659881" table:style-name="ce44">
            <text:p>3.659.881</text:p>
          </table:table-cell>
          <table:table-cell office:value-type="percentage" office:value="0.7401713774915869" table:style-name="ce45">
            <text:p>74,0%</text:p>
          </table:table-cell>
          <table:table-cell office:value-type="float" office:value="3001268" table:style-name="ce44">
            <text:p>3.001.268</text:p>
          </table:table-cell>
          <table:table-cell office:value-type="percentage" office:value="0.77179489421362379" table:style-name="ce45">
            <text:p>77,2%</text:p>
          </table:table-cell>
          <table:table-cell office:value-type="float" office:value="36667138" table:style-name="ce44">
            <text:p>36.667.138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7054341415030023" table:style-name="ce45">
            <text:p>87,1%</text:p>
          </table:table-cell>
          <table:table-cell office:value-type="percentage" office:value="0.77274022490034155" table:style-name="ce45">
            <text:p>77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01T14:08:31Z</meta:creation-date>
    <dc:date>2021-10-01T14:09:01Z</dc:date>
  </office:meta>
</office:document-meta>
</file>